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adornments="Regular" style:font-charset="x-symbol"/>
    <style:font-face style:name="Mercury Text G2 Bold" svg:font-family="'Mercury Text G2 Bold'" style:font-adornments="Bold" style:font-family-generic="modern" style:font-pitch="variable"/>
    <style:font-face style:name="Arial1" svg:font-family="Arial" style:font-family-generic="roman" style:font-pitch="variable"/>
    <style:font-face style:name="Droid Serif" svg:font-family="'Droid Serif'"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Droid Serif1" svg:font-family="'Droid Serif'"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automatic-styles>
    <style:style style:name="Table1" style:family="table">
      <style:table-properties style:width="3.6875in" fo:margin-left="-0.0007in" fo:margin-top="0in" fo:margin-bottom="0in" table:align="left" style:writing-mode="lr-tb"/>
    </style:style>
    <style:style style:name="Table1.A" style:family="table-column">
      <style:table-column-properties style:column-width="3.6875in"/>
    </style:style>
    <style:style style:name="Table1.1" style:family="table-row">
      <style:table-row-properties style:min-row-height="0.8771in" fo:keep-together="auto"/>
    </style:style>
    <style:style style:name="Table1.A1" style:family="table-cell">
      <style:table-cell-properties fo:padding="0.0694in" fo:border="1pt solid #980000"/>
    </style:style>
    <style:style style:name="Table2" style:family="table">
      <style:table-properties style:width="3.6903in" fo:margin-left="-0.0007in" fo:margin-top="0in" fo:margin-bottom="0.0799in" table:align="left" style:may-break-between-rows="false" style:writing-mode="lr-tb"/>
    </style:style>
    <style:style style:name="Table2.A" style:family="table-column">
      <style:table-column-properties style:column-width="3.6903in"/>
    </style:style>
    <style:style style:name="Table2.1" style:family="table-row">
      <style:table-row-properties style:min-row-height="1.8146in" fo:keep-together="always"/>
    </style:style>
    <style:style style:name="Table2.A1" style:family="table-cell">
      <style:table-cell-properties fo:padding="0.0694in" fo:border="1pt solid #980000"/>
    </style:style>
    <style:style style:name="Table3" style:family="table">
      <style:table-properties style:width="3.6903in" fo:margin-left="-0.0007in" fo:margin-top="0in" fo:margin-bottom="0in" table:align="left" style:may-break-between-rows="false" style:writing-mode="lr-tb"/>
    </style:style>
    <style:style style:name="Table3.A" style:family="table-column">
      <style:table-column-properties style:column-width="3.6903in"/>
    </style:style>
    <style:style style:name="Table3.1" style:family="table-row">
      <style:table-row-properties style:min-row-height="2.5611in" fo:keep-together="always"/>
    </style:style>
    <style:style style:name="Table3.A1" style:family="table-cell">
      <style:table-cell-properties fo:padding="0.0694in" fo:border="1pt solid #980000"/>
    </style:style>
    <style:style style:name="Table9" style:family="table">
      <style:table-properties style:width="3.6458in" table:align="left" style:writing-mode="lr-tb"/>
    </style:style>
    <style:style style:name="Table9.A" style:family="table-column">
      <style:table-column-properties style:column-width="0.8604in"/>
    </style:style>
    <style:style style:name="Table9.B" style:family="table-column">
      <style:table-column-properties style:column-width="1.1639in"/>
    </style:style>
    <style:style style:name="Table9.C" style:family="table-column">
      <style:table-column-properties style:column-width="1.6215in"/>
    </style:style>
    <style:style style:name="Table9.A1" style:family="table-cell">
      <style:table-cell-properties fo:background-color="#b2b2b2" fo:padding="0in" fo:border="0.75pt solid #666666" style:writing-mode="page">
        <style:background-image/>
      </style:table-cell-properties>
    </style:style>
    <style:style style:name="Table9.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9.B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9.A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9.B3"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9.4" style:family="table-row">
      <style:table-row-properties style:min-row-height="0.2667in"/>
    </style:style>
    <style:style style:name="Table9.6" style:family="table-row">
      <style:table-row-properties style:min-row-height="0.2993in"/>
    </style:style>
    <style:style style:name="Table4" style:family="table">
      <style:table-properties style:width="3.6875in" fo:margin-left="-0.0007in" fo:margin-top="0in" fo:margin-bottom="0in" table:align="left" style:writing-mode="lr-tb"/>
    </style:style>
    <style:style style:name="Table4.A" style:family="table-column">
      <style:table-column-properties style:column-width="3.6875in"/>
    </style:style>
    <style:style style:name="Table4.1" style:family="table-row">
      <style:table-row-properties fo:keep-together="auto"/>
    </style:style>
    <style:style style:name="Table4.A1" style:family="table-cell">
      <style:table-cell-properties fo:padding="0.0694in" fo:border="1pt solid #980000"/>
    </style:style>
    <style:style style:name="Table5" style:family="table">
      <style:table-properties style:width="3.6875in" fo:margin-left="-0.0007in" fo:margin-top="0in" fo:margin-bottom="0.0799in" table:align="left" style:writing-mode="lr-tb"/>
    </style:style>
    <style:style style:name="Table5.A" style:family="table-column">
      <style:table-column-properties style:column-width="3.6875in"/>
    </style:style>
    <style:style style:name="Table5.1" style:family="table-row">
      <style:table-row-properties fo:keep-together="auto"/>
    </style:style>
    <style:style style:name="Table5.A1" style:family="table-cell">
      <style:table-cell-properties fo:padding="0.0694in" fo:border="1pt solid #980000"/>
    </style:style>
    <style:style style:name="Table6" style:family="table">
      <style:table-properties style:width="3.6903in" fo:margin-left="-0.0007in" fo:margin-top="0in" fo:margin-bottom="0in" table:align="left" style:may-break-between-rows="false" style:writing-mode="lr-tb"/>
    </style:style>
    <style:style style:name="Table6.A" style:family="table-column">
      <style:table-column-properties style:column-width="3.6903in"/>
    </style:style>
    <style:style style:name="Table6.1" style:family="table-row">
      <style:table-row-properties style:min-row-height="2.7521in" fo:keep-together="always"/>
    </style:style>
    <style:style style:name="Table6.A1" style:family="table-cell">
      <style:table-cell-properties fo:padding="0.0694in" fo:border="1pt solid #980000"/>
    </style:style>
    <style:style style:name="Table10" style:family="table">
      <style:table-properties style:width="3.65in" fo:margin-top="0in" fo:margin-bottom="0.0799in" table:align="margins" style:writing-mode="lr-tb"/>
    </style:style>
    <style:style style:name="Table10.A" style:family="table-column">
      <style:table-column-properties style:column-width="0.6813in" style:rel-column-width="12231*"/>
    </style:style>
    <style:style style:name="Table10.B" style:family="table-column">
      <style:table-column-properties style:column-width="2.9688in" style:rel-column-width="53304*"/>
    </style:style>
    <style:style style:name="Table10.A1" style:family="table-cell">
      <style:table-cell-properties fo:background-color="#b2b2b2" fo:padding="0in" fo:border="0.75pt solid #666666" style:writing-mode="page">
        <style:background-image/>
      </style:table-cell-properties>
    </style:style>
    <style:style style:name="Table10.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10.A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7" style:family="table">
      <style:table-properties style:width="3.65in" fo:margin-left="0.0007in" fo:margin-top="0in" fo:margin-bottom="0in" table:align="left" style:writing-mode="lr-tb"/>
    </style:style>
    <style:style style:name="Table7.A" style:family="table-column">
      <style:table-column-properties style:column-width="0.4229in"/>
    </style:style>
    <style:style style:name="Table7.B" style:family="table-column">
      <style:table-column-properties style:column-width="0.8188in"/>
    </style:style>
    <style:style style:name="Table7.C" style:family="table-column">
      <style:table-column-properties style:column-width="0.9097in"/>
    </style:style>
    <style:style style:name="Table7.D" style:family="table-column">
      <style:table-column-properties style:column-width="0.7493in"/>
    </style:style>
    <style:style style:name="Table7.1" style:family="table-row">
      <style:table-row-properties fo:keep-together="auto"/>
    </style:style>
    <style:style style:name="Table7.A1" style:family="table-cell">
      <style:table-cell-properties fo:background-color="#b2b2b2" fo:padding-left="0.0049in" fo:padding-right="0.0049in" fo:padding-top="0in" fo:padding-bottom="0in" fo:border="0.75pt solid #666666">
        <style:background-image/>
      </style:table-cell-properties>
    </style:style>
    <style:style style:name="Table7.A2" style:family="table-cell">
      <style:table-cell-properties fo:padding-left="0.0049in" fo:padding-right="0.0049in" fo:padding-top="0in" fo:padding-bottom="0in" fo:border-left="0.75pt solid #666666" fo:border-right="0.75pt solid #666666" fo:border-top="none" fo:border-bottom="0.75pt solid #666666"/>
    </style:style>
    <style:style style:name="Table7.B2" style:family="table-cell">
      <style:table-cell-properties fo:padding-left="0.0049in" fo:padding-right="0.0049in" fo:padding-top="0in" fo:padding-bottom="0in" fo:border-left="none" fo:border-right="0.75pt solid #666666" fo:border-top="none" fo:border-bottom="0.75pt solid #666666"/>
    </style:style>
    <style:style style:name="Table7.C2" style:family="table-cell">
      <style:table-cell-properties fo:padding-left="0.0049in" fo:padding-right="0.0049in" fo:padding-top="0in" fo:padding-bottom="0in" fo:border-left="none" fo:border-right="0.75pt solid #666666" fo:border-top="none" fo:border-bottom="0.75pt solid #666666"/>
    </style:style>
    <style:style style:name="Table7.D2" style:family="table-cell">
      <style:table-cell-properties fo:padding-left="0.0049in" fo:padding-right="0.0049in" fo:padding-top="0in" fo:padding-bottom="0in" fo:border-left="0.75pt solid #666666" fo:border-right="0.75pt solid #666666" fo:border-top="none" fo:border-bottom="0.75pt solid #666666"/>
    </style:style>
    <style:style style:name="Table7.A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7.B3" style:family="table-cell">
      <style:table-cell-properties fo:background-color="#eeeeee" fo:padding-left="0.0049in" fo:padding-right="0.0049in" fo:padding-top="0in" fo:padding-bottom="0in" fo:border-left="none" fo:border-right="0.75pt solid #666666" fo:border-top="none" fo:border-bottom="0.75pt solid #666666">
        <style:background-image/>
      </style:table-cell-properties>
    </style:style>
    <style:style style:name="Table7.D3" style:family="table-cell">
      <style:table-cell-properties fo:background-color="#eeeeee" fo:padding-left="0.0049in" fo:padding-right="0.0049in" fo:padding-top="0in" fo:padding-bottom="0in" fo:border-left="0.75pt solid #666666" fo:border-right="none" fo:border-top="none" fo:border-bottom="0.75pt solid #666666">
        <style:background-image/>
      </style:table-cell-properties>
    </style:style>
    <style:style style:name="Table7.A4" style:family="table-cell">
      <style:table-cell-properties fo:padding-left="0.0049in" fo:padding-right="0.0049in" fo:padding-top="0in" fo:padding-bottom="0in" fo:border-left="0.75pt solid #666666" fo:border-right="0.75pt solid #666666" fo:border-top="none" fo:border-bottom="0.75pt solid #666666"/>
    </style:style>
    <style:style style:name="Table7.B4" style:family="table-cell">
      <style:table-cell-properties fo:padding-left="0.0049in" fo:padding-right="0.0049in" fo:padding-top="0in" fo:padding-bottom="0in" fo:border-left="none" fo:border-right="0.75pt solid #666666" fo:border-top="none" fo:border-bottom="0.75pt solid #666666"/>
    </style:style>
    <style:style style:name="Table7.C4" style:family="table-cell">
      <style:table-cell-properties fo:padding-left="0.0049in" fo:padding-right="0.0049in" fo:padding-top="0in" fo:padding-bottom="0in" fo:border-left="none" fo:border-right="0.75pt solid #666666" fo:border-top="none" fo:border-bottom="0.75pt solid #666666"/>
    </style:style>
    <style:style style:name="Table7.D4" style:family="table-cell">
      <style:table-cell-properties fo:padding-left="0.0049in" fo:padding-right="0.0049in" fo:padding-top="0in" fo:padding-bottom="0in" fo:border-left="0.75pt solid #666666" fo:border-right="none" fo:border-top="none" fo:border-bottom="0.75pt solid #666666"/>
    </style:style>
    <style:style style:name="Table7.E4" style:family="table-cell">
      <style:table-cell-properties fo:padding-left="0.0049in" fo:padding-right="0.0049in" fo:padding-top="0in" fo:padding-bottom="0in" fo:border-left="0.75pt solid #666666" fo:border-right="0.75pt solid #666666" fo:border-top="none" fo:border-bottom="0.75pt solid #666666"/>
    </style:style>
    <style:style style:name="Table7.A6" style:family="table-cell">
      <style:table-cell-properties fo:padding-left="0.0049in" fo:padding-right="0.0049in" fo:padding-top="0in" fo:padding-bottom="0in" fo:border-left="0.75pt solid #666666" fo:border-right="0.75pt solid #666666" fo:border-top="none" fo:border-bottom="0.75pt solid #666666"/>
    </style:style>
    <style:style style:name="Table7.B6" style:family="table-cell">
      <style:table-cell-properties fo:padding-left="0.0049in" fo:padding-right="0.0049in" fo:padding-top="0in" fo:padding-bottom="0in" fo:border-left="none" fo:border-right="0.75pt solid #666666" fo:border-top="none" fo:border-bottom="0.75pt solid #666666"/>
    </style:style>
    <style:style style:name="Table7.C6" style:family="table-cell">
      <style:table-cell-properties fo:padding-left="0.0049in" fo:padding-right="0.0049in" fo:padding-top="0in" fo:padding-bottom="0in" fo:border-left="none" fo:border-right="0.75pt solid #666666" fo:border-top="none" fo:border-bottom="0.75pt solid #666666"/>
    </style:style>
    <style:style style:name="Table7.D6" style:family="table-cell">
      <style:table-cell-properties fo:padding-left="0.0049in" fo:padding-right="0.0049in" fo:padding-top="0in" fo:padding-bottom="0in" fo:border-left="0.75pt solid #666666" fo:border-right="none" fo:border-top="none" fo:border-bottom="0.75pt solid #666666"/>
    </style:style>
    <style:style style:name="Table7.E6" style:family="table-cell">
      <style:table-cell-properties fo:padding-left="0.0049in" fo:padding-right="0.0049in" fo:padding-top="0in" fo:padding-bottom="0in" fo:border-left="0.75pt solid #666666" fo:border-right="0.75pt solid #666666" fo:border-top="none" fo:border-bottom="0.75pt solid #666666"/>
    </style:style>
    <style:style style:name="Table7.A8" style:family="table-cell">
      <style:table-cell-properties fo:padding-left="0.0049in" fo:padding-right="0.0049in" fo:padding-top="0in" fo:padding-bottom="0in" fo:border-left="0.75pt solid #666666" fo:border-right="0.75pt solid #666666" fo:border-top="none" fo:border-bottom="0.75pt solid #666666"/>
    </style:style>
    <style:style style:name="Table7.B8" style:family="table-cell">
      <style:table-cell-properties fo:padding-left="0.0049in" fo:padding-right="0.0049in" fo:padding-top="0in" fo:padding-bottom="0in" fo:border-left="none" fo:border-right="0.75pt solid #666666" fo:border-top="none" fo:border-bottom="0.75pt solid #666666"/>
    </style:style>
    <style:style style:name="Table7.C8" style:family="table-cell">
      <style:table-cell-properties fo:padding-left="0.0049in" fo:padding-right="0.0049in" fo:padding-top="0in" fo:padding-bottom="0in" fo:border-left="none" fo:border-right="0.75pt solid #666666" fo:border-top="none" fo:border-bottom="0.75pt solid #666666"/>
    </style:style>
    <style:style style:name="Table7.D8" style:family="table-cell">
      <style:table-cell-properties fo:padding-left="0.0049in" fo:padding-right="0.0049in" fo:padding-top="0in" fo:padding-bottom="0in" fo:border-left="0.75pt solid #666666" fo:border-right="none" fo:border-top="none" fo:border-bottom="0.75pt solid #666666"/>
    </style:style>
    <style:style style:name="Table7.E8" style:family="table-cell">
      <style:table-cell-properties fo:padding-left="0.0049in" fo:padding-right="0.0049in" fo:padding-top="0in" fo:padding-bottom="0in" fo:border-left="0.75pt solid #666666" fo:border-right="0.75pt solid #666666" fo:border-top="none" fo:border-bottom="0.75pt solid #666666"/>
    </style:style>
    <style:style style:name="Table7.A10" style:family="table-cell">
      <style:table-cell-properties fo:padding-left="0.0049in" fo:padding-right="0.0049in" fo:padding-top="0in" fo:padding-bottom="0in" fo:border-left="0.75pt solid #666666" fo:border-right="0.75pt solid #666666" fo:border-top="none" fo:border-bottom="0.75pt solid #666666"/>
    </style:style>
    <style:style style:name="Table7.B10" style:family="table-cell">
      <style:table-cell-properties fo:padding-left="0.0049in" fo:padding-right="0.0049in" fo:padding-top="0in" fo:padding-bottom="0in" fo:border-left="none" fo:border-right="0.75pt solid #666666" fo:border-top="none" fo:border-bottom="0.75pt solid #666666"/>
    </style:style>
    <style:style style:name="Table7.C10" style:family="table-cell">
      <style:table-cell-properties fo:padding-left="0.0049in" fo:padding-right="0.0049in" fo:padding-top="0in" fo:padding-bottom="0in" fo:border-left="none" fo:border-right="0.75pt solid #666666" fo:border-top="none" fo:border-bottom="0.75pt solid #666666"/>
    </style:style>
    <style:style style:name="Table7.D10" style:family="table-cell">
      <style:table-cell-properties fo:padding-left="0.0049in" fo:padding-right="0.0049in" fo:padding-top="0in" fo:padding-bottom="0in" fo:border-left="0.75pt solid #666666" fo:border-right="none" fo:border-top="none" fo:border-bottom="0.75pt solid #666666"/>
    </style:style>
    <style:style style:name="Table7.E10" style:family="table-cell">
      <style:table-cell-properties fo:padding-left="0.0049in" fo:padding-right="0.0049in" fo:padding-top="0in" fo:padding-bottom="0in" fo:border-left="0.75pt solid #666666" fo:border-right="0.75pt solid #666666" fo:border-top="none" fo:border-bottom="0.75pt solid #666666"/>
    </style:style>
    <style:style style:name="Table7.A11" style:family="table-cell">
      <style:table-cell-properties fo:padding-left="0.0049in" fo:padding-right="0.0049in" fo:padding-top="0in" fo:padding-bottom="0in" fo:border-left="0.75pt solid #666666" fo:border-right="0.75pt solid #666666" fo:border-top="none" fo:border-bottom="0.75pt solid #666666"/>
    </style:style>
    <style:style style:name="Table7.B11" style:family="table-cell">
      <style:table-cell-properties fo:padding-left="0.0049in" fo:padding-right="0.0049in" fo:padding-top="0in" fo:padding-bottom="0in" fo:border-left="none" fo:border-right="0.75pt solid #666666" fo:border-top="none" fo:border-bottom="0.75pt solid #666666"/>
    </style:style>
    <style:style style:name="Table7.C11" style:family="table-cell">
      <style:table-cell-properties fo:padding-left="0.0049in" fo:padding-right="0.0049in" fo:padding-top="0in" fo:padding-bottom="0in" fo:border-left="none" fo:border-right="0.75pt solid #666666" fo:border-top="none" fo:border-bottom="0.75pt solid #666666"/>
    </style:style>
    <style:style style:name="Table7.D11" style:family="table-cell">
      <style:table-cell-properties fo:padding-left="0.0049in" fo:padding-right="0.0049in" fo:padding-top="0in" fo:padding-bottom="0in" fo:border-left="0.75pt solid #666666" fo:border-right="none" fo:border-top="none" fo:border-bottom="0.75pt solid #666666"/>
    </style:style>
    <style:style style:name="Table7.E11" style:family="table-cell">
      <style:table-cell-properties fo:padding-left="0.0049in" fo:padding-right="0.0049in" fo:padding-top="0in" fo:padding-bottom="0in" fo:border-left="0.75pt solid #666666" fo:border-right="0.75pt solid #666666" fo:border-top="none" fo:border-bottom="0.75pt solid #666666"/>
    </style:style>
    <style:style style:name="Table8" style:family="table">
      <style:table-properties style:width="3.65in" fo:margin-left="0.0007in" fo:margin-top="0in" fo:margin-bottom="0in" table:align="left" style:writing-mode="lr-tb"/>
    </style:style>
    <style:style style:name="Table8.A" style:family="table-column">
      <style:table-column-properties style:column-width="0.8806in"/>
    </style:style>
    <style:style style:name="Table8.B" style:family="table-column">
      <style:table-column-properties style:column-width="2.7694in"/>
    </style:style>
    <style:style style:name="Table8.1" style:family="table-row">
      <style:table-row-properties fo:keep-together="auto"/>
    </style:style>
    <style:style style:name="Table8.A1" style:family="table-cell">
      <style:table-cell-properties fo:background-color="#b2b2b2" fo:padding-left="0.0049in" fo:padding-right="0.0049in" fo:padding-top="0in" fo:padding-bottom="0in" fo:border="0.75pt solid #666666">
        <style:background-image/>
      </style:table-cell-properties>
    </style:style>
    <style:style style:name="Table8.A2" style:family="table-cell">
      <style:table-cell-properties fo:padding-left="0.0049in" fo:padding-right="0.0049in" fo:padding-top="0in" fo:padding-bottom="0in" fo:border-left="0.75pt solid #666666" fo:border-right="0.75pt solid #666666" fo:border-top="none" fo:border-bottom="0.75pt solid #666666"/>
    </style:style>
    <style:style style:name="Table8.B2" style:family="table-cell">
      <style:table-cell-properties fo:padding-left="0.0049in" fo:padding-right="0.0049in" fo:padding-top="0in" fo:padding-bottom="0in" fo:border-left="0.75pt solid #666666" fo:border-right="0.75pt solid #666666" fo:border-top="none" fo:border-bottom="0.75pt solid #666666"/>
    </style:style>
    <style:style style:name="Table8.A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8.A4" style:family="table-cell">
      <style:table-cell-properties fo:padding-left="0.0049in" fo:padding-right="0.0049in" fo:padding-top="0in" fo:padding-bottom="0in" fo:border-left="0.75pt solid #666666" fo:border-right="0.75pt solid #666666" fo:border-top="none" fo:border-bottom="0.75pt solid #666666"/>
    </style:style>
    <style:style style:name="Table8.B4" style:family="table-cell">
      <style:table-cell-properties fo:padding-left="0.0049in" fo:padding-right="0.0049in" fo:padding-top="0in" fo:padding-bottom="0in" fo:border-left="0.75pt solid #666666" fo:border-right="0.75pt solid #666666" fo:border-top="none" fo:border-bottom="0.75pt solid #666666"/>
    </style:style>
    <style:style style:name="Table8.A6" style:family="table-cell">
      <style:table-cell-properties fo:padding-left="0.0049in" fo:padding-right="0.0049in" fo:padding-top="0in" fo:padding-bottom="0in" fo:border-left="0.75pt solid #666666" fo:border-right="0.75pt solid #666666" fo:border-top="none" fo:border-bottom="0.75pt solid #666666"/>
    </style:style>
    <style:style style:name="Table8.B6" style:family="table-cell">
      <style:table-cell-properties fo:padding-left="0.0049in" fo:padding-right="0.0049in" fo:padding-top="0in" fo:padding-bottom="0in" fo:border-left="0.75pt solid #666666" fo:border-right="0.75pt solid #666666" fo:border-top="none" fo:border-bottom="0.75pt solid #666666"/>
    </style:style>
    <style:style style:name="Table8.A8" style:family="table-cell">
      <style:table-cell-properties fo:padding-left="0.0049in" fo:padding-right="0.0049in" fo:padding-top="0in" fo:padding-bottom="0in" fo:border-left="0.75pt solid #666666" fo:border-right="0.75pt solid #666666" fo:border-top="none" fo:border-bottom="0.75pt solid #666666"/>
    </style:style>
    <style:style style:name="Table8.B8" style:family="table-cell">
      <style:table-cell-properties fo:padding-left="0.0049in" fo:padding-right="0.0049in" fo:padding-top="0in" fo:padding-bottom="0in" fo:border-left="0.75pt solid #666666" fo:border-right="0.75pt solid #666666" fo:border-top="none" fo:border-bottom="0.75pt solid #666666"/>
    </style:style>
    <style:style style:name="Table8.A10" style:family="table-cell">
      <style:table-cell-properties fo:padding-left="0.0049in" fo:padding-right="0.0049in" fo:padding-top="0in" fo:padding-bottom="0in" fo:border-left="0.75pt solid #666666" fo:border-right="0.75pt solid #666666" fo:border-top="none" fo:border-bottom="0.75pt solid #666666"/>
    </style:style>
    <style:style style:name="Table8.B10" style:family="table-cell">
      <style:table-cell-properties fo:padding-left="0.0049in" fo:padding-right="0.0049in" fo:padding-top="0in" fo:padding-bottom="0in" fo:border-left="0.75pt solid #666666" fo:border-right="0.75pt solid #666666" fo:border-top="none" fo:border-bottom="0.75pt solid #666666"/>
    </style:style>
    <style:style style:name="Table8.A11" style:family="table-cell">
      <style:table-cell-properties fo:padding-left="0.0049in" fo:padding-right="0.0049in" fo:padding-top="0in" fo:padding-bottom="0in" fo:border-left="0.75pt solid #666666" fo:border-right="0.75pt solid #666666" fo:border-top="none" fo:border-bottom="0.75pt solid #666666"/>
    </style:style>
    <style:style style:name="Table8.B11" style:family="table-cell">
      <style:table-cell-properties fo:padding-left="0.0049in" fo:padding-right="0.0049in" fo:padding-top="0in" fo:padding-bottom="0in" fo:border-left="0.75pt solid #666666" fo:border-right="0.75pt solid #666666" fo:border-top="none" fo:border-bottom="0.75pt solid #666666"/>
    </style:style>
    <style:style style:name="Table8.A12" style:family="table-cell">
      <style:table-cell-properties fo:padding-left="0.0049in" fo:padding-right="0.0049in" fo:padding-top="0in" fo:padding-bottom="0in" fo:border-left="0.75pt solid #666666" fo:border-right="0.75pt solid #666666" fo:border-top="none" fo:border-bottom="0.75pt solid #666666"/>
    </style:style>
    <style:style style:name="Table8.B12" style:family="table-cell">
      <style:table-cell-properties fo:padding-left="0.0049in" fo:padding-right="0.0049in" fo:padding-top="0in" fo:padding-bottom="0in" fo:border-left="0.75pt solid #666666" fo:border-right="0.75pt solid #666666" fo:border-top="none" fo:border-bottom="0.75pt solid #666666"/>
    </style:style>
    <style:style style:name="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P2" style:family="paragraph" style:parent-style-name="Exalted">
      <style:paragraph-properties fo:margin-top="0in" fo:margin-bottom="0.1in" style:contextual-spacing="false" fo:text-align="end" style:justify-single-word="false"/>
      <style:text-properties fo:language="en" fo:country="US"/>
    </style:style>
    <style:style style:name="P3" style:family="paragraph" style:parent-style-name="Exalted">
      <style:paragraph-properties fo:margin-top="0in" fo:margin-bottom="0.1in" style:contextual-spacing="false" fo:orphans="0" fo:widows="0"/>
      <style:text-properties fo:language="en" fo:country="US" style:font-size-complex="10pt" style:font-style-complex="normal" style:font-weight-complex="bold"/>
    </style:style>
    <style:style style:name="P4" style:family="paragraph" style:parent-style-name="Standard">
      <style:paragraph-properties fo:margin-top="0in" fo:margin-bottom="0.0835in" style:contextual-spacing="false"/>
      <style:text-properties fo:language="en" fo:country="US"/>
    </style:style>
    <style:style style:name="P5" style:family="paragraph" style:parent-style-name="Heading_20_5">
      <style:paragraph-properties fo:margin-top="0in" fo:margin-bottom="0.139in" style:contextual-spacing="false" fo:line-height="100%"/>
      <style:text-properties fo:language="en" fo:country="US"/>
    </style:style>
    <style:style style:name="P6" style:family="paragraph" style:parent-style-name="Exalted">
      <style:paragraph-properties fo:margin-top="0in" fo:margin-bottom="0.139in" style:contextual-spacing="false" fo:line-height="100%"/>
      <style:text-properties fo:language="en" fo:country="US"/>
    </style:style>
    <style:style style:name="P7" style:family="paragraph" style:parent-style-name="Exalted">
      <style:paragraph-properties fo:margin-top="0in" fo:margin-bottom="0.139in" style:contextual-spacing="false" fo:line-height="100%" fo:orphans="0" fo:widows="0"/>
      <style:text-properties fo:language="en" fo:country="US"/>
    </style:style>
    <style:style style:name="P8" style:family="paragraph" style:parent-style-name="Exalted">
      <style:paragraph-properties fo:margin-top="0in" fo:margin-bottom="0.139in" style:contextual-spacing="false" fo:line-height="100%"/>
      <style:text-properties fo:language="en" fo:country="US" officeooo:paragraph-rsid="008e3e35"/>
    </style:style>
    <style:style style:name="P9" style:family="paragraph" style:parent-style-name="Exalted">
      <style:paragraph-properties fo:margin-top="0in" fo:margin-bottom="0.139in" style:contextual-spacing="false" fo:line-height="100%" fo:text-align="start" style:justify-single-word="false" fo:orphans="0" fo:widows="0"/>
      <style:text-properties fo:color="#980000" loext:opacity="100%" style:font-name="Modern Antiqua" fo:language="en" fo:country="US" fo:font-weight="bold" style:font-name-asian="Modern Antiqua1" style:font-weight-asian="bold" style:font-name-complex="Modern Antiqua1"/>
    </style:style>
    <style:style style:name="P10" style:family="paragraph" style:parent-style-name="Exalted">
      <style:paragraph-properties fo:margin-top="0in" fo:margin-bottom="0.139in" style:contextual-spacing="false" fo:line-height="100%"/>
      <style:text-properties style:use-window-font-color="true" loext:opacity="0%" style:font-name="Times New Roman" fo:font-size="10pt" fo:language="en" fo:country="US" fo:font-weight="normal" officeooo:rsid="002646e5" officeooo:paragraph-rsid="002646e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1"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style:style>
    <style:style style:name="P12"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rsid="007e68fe" officeooo:paragraph-rsid="007e68fe"/>
    </style:style>
    <style:style style:name="P13"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rsid="00800e5b" officeooo:paragraph-rsid="00800e5b"/>
    </style:style>
    <style:style style:name="P14"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rsid="00bdda80" officeooo:paragraph-rsid="00bdda80"/>
    </style:style>
    <style:style style:name="P15"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US" officeooo:rsid="007e68fe" officeooo:paragraph-rsid="007e68fe" style:letter-kerning="false" style:font-name-asian="Spectral1" style:font-size-asian="10pt" style:language-asian="zh" style:country-asian="CN" style:font-name-complex="Spectral1" style:font-size-complex="10pt" style:language-complex="hi" style:country-complex="IN"/>
    </style:style>
    <style:style style:name="P16"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fo:language="en" fo:country="US" officeooo:rsid="00800e5b" officeooo:paragraph-rsid="00800e5b"/>
    </style:style>
    <style:style style:name="P17"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style:use-window-font-color="true" loext:opacity="0%" style:font-name="Times New Roman" fo:font-size="10pt" fo:language="en" fo:country="US" officeooo:rsid="00800e5b" officeooo:paragraph-rsid="00800e5b" style:letter-kerning="false" style:font-name-asian="Spectral1" style:font-size-asian="10pt" style:language-asian="zh" style:country-asian="CN" style:font-name-complex="Spectral1" style:font-size-complex="10pt" style:language-complex="hi" style:country-complex="IN"/>
    </style:style>
    <style:style style:name="P18"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fo:color="#000000" loext:opacity="100%" style:text-outline="false" style:text-line-through-style="none" style:text-line-through-type="none" fo:font-size="10pt" fo:language="en" fo:country="US" fo:font-style="normal" fo:text-shadow="none" style:text-underline-style="none" fo:font-weight="bold" style:font-size-asian="10pt" style:font-style-asian="normal" style:font-weight-asian="bold" style:font-size-complex="10pt" style:font-style-complex="normal" style:font-weight-complex="bold"/>
    </style:style>
    <style:style style:name="P19"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fo:keep-with-next="always" text:number-lines="false" text:line-number="0"/>
      <style:text-properties fo:language="en" fo:country="US"/>
    </style:style>
    <style:style style:name="P20" style:family="paragraph" style:parent-style-name="Table_20_Heading">
      <style:paragraph-properties fo:margin-top="0.0402in" fo:margin-bottom="0.0799in" style:contextual-spacing="false" fo:orphans="0" fo:widows="0"/>
      <style:text-properties fo:language="en" fo:country="US"/>
    </style:style>
    <style:style style:name="P21" style:family="paragraph" style:parent-style-name="Table_20_Heading">
      <style:paragraph-properties fo:margin-top="0.0402in" fo:margin-bottom="0.0799in" style:contextual-spacing="false" fo:orphans="0" fo:widows="0"/>
    </style:style>
    <style:style style:name="P22" style:family="paragraph" style:parent-style-name="Table_20_Heading">
      <style:paragraph-properties fo:margin-top="0.0402in" fo:margin-bottom="0.0799in" style:contextual-spacing="false" fo:orphans="0" fo:widows="0" fo:keep-with-next="always"/>
      <style:text-properties fo:language="en" fo:country="US"/>
    </style:style>
    <style:style style:name="P23" style:family="paragraph" style:parent-style-name="Exalted">
      <style:text-properties fo:language="en" fo:country="US"/>
    </style:style>
    <style:style style:name="P24" style:family="paragraph" style:parent-style-name="Exalted">
      <style:text-properties fo:language="en" fo:country="US" officeooo:paragraph-rsid="0028e5dc"/>
    </style:style>
    <style:style style:name="P25" style:family="paragraph" style:parent-style-name="Exalted">
      <style:text-properties fo:language="en" fo:country="US" officeooo:rsid="005cfb8b" officeooo:paragraph-rsid="005cfb8b"/>
    </style:style>
    <style:style style:name="P26" style:family="paragraph" style:parent-style-name="Exalted">
      <style:text-properties fo:language="en" fo:country="US" officeooo:rsid="0070178f" officeooo:paragraph-rsid="0070178f"/>
    </style:style>
    <style:style style:name="P27" style:family="paragraph" style:parent-style-name="Exalted">
      <style:text-properties fo:language="en" fo:country="US" officeooo:paragraph-rsid="008737e2"/>
    </style:style>
    <style:style style:name="P28" style:family="paragraph" style:parent-style-name="Exalted">
      <style:text-properties fo:language="en" fo:country="US" fo:font-weight="bold" officeooo:paragraph-rsid="008737e2" style:font-weight-asian="bold"/>
    </style:style>
    <style:style style:name="P29" style:family="paragraph" style:parent-style-name="Exalted">
      <style:text-properties fo:language="en" fo:country="US" officeooo:paragraph-rsid="00906ff6"/>
    </style:style>
    <style:style style:name="P30" style:family="paragraph" style:parent-style-name="Exalted">
      <style:text-properties fo:language="en" fo:country="US" officeooo:paragraph-rsid="0095bf6b"/>
    </style:style>
    <style:style style:name="P31" style:family="paragraph" style:parent-style-name="Exalted">
      <style:text-properties fo:language="en" fo:country="US" officeooo:paragraph-rsid="00b3e824"/>
    </style:style>
    <style:style style:name="P32" style:family="paragraph" style:parent-style-name="Exalted">
      <style:text-properties fo:language="en" fo:country="US" officeooo:rsid="00c4b88a" officeooo:paragraph-rsid="00c4b88a"/>
    </style:style>
    <style:style style:name="P33" style:family="paragraph" style:parent-style-name="Exalted">
      <style:paragraph-properties fo:orphans="0" fo:widows="0"/>
      <style:text-properties fo:color="#980000" loext:opacity="100%" style:font-name="Modern Antiqua" fo:language="en" fo:country="US" fo:font-weight="bold" style:font-name-asian="Modern Antiqua1" style:font-weight-asian="bold" style:font-name-complex="Modern Antiqua1" style:font-size-complex="10pt" style:font-style-complex="normal" style:font-weight-complex="bold"/>
    </style:style>
    <style:style style:name="P34" style:family="paragraph" style:parent-style-name="Exalted">
      <style:text-properties style:use-window-font-color="true" loext:opacity="0%" style:font-name="Times New Roman" fo:font-size="10pt" fo:language="en" fo:country="US" officeooo:rsid="0028e5dc" officeooo:paragraph-rsid="0028e5dc" style:letter-kerning="false" style:font-name-asian="Spectral1" style:font-size-asian="10pt" style:language-asian="zh" style:country-asian="CN" style:font-name-complex="Spectral1" style:font-size-complex="10pt" style:language-complex="hi" style:country-complex="IN"/>
    </style:style>
    <style:style style:name="P35" style:family="paragraph" style:parent-style-name="Exalted">
      <style:paragraph-properties fo:text-align="start" style:justify-single-word="false"/>
      <style:text-properties style:use-window-font-color="true" loext:opacity="0%" style:font-name="Times New Roman" fo:font-size="10pt" fo:language="en" fo:country="US" officeooo:rsid="007a0bd8" officeooo:paragraph-rsid="007a0bd8" style:letter-kerning="false" style:font-name-asian="Spectral1" style:font-size-asian="10pt" style:language-asian="zh" style:country-asian="CN" style:font-name-complex="Spectral1" style:font-size-complex="10pt" style:language-complex="hi" style:country-complex="IN"/>
    </style:style>
    <style:style style:name="P36" style:family="paragraph" style:parent-style-name="Exalted">
      <style:paragraph-properties fo:text-align="start" style:justify-single-word="false"/>
      <style:text-properties style:use-window-font-color="true" loext:opacity="0%" style:font-name="Times New Roman" fo:font-size="10pt" fo:language="en" fo:country="US" officeooo:rsid="007bc60e" officeooo:paragraph-rsid="007bc60e" style:letter-kerning="false" style:font-name-asian="Spectral1" style:font-size-asian="10pt" style:language-asian="zh" style:country-asian="CN" style:font-name-complex="Spectral1" style:font-size-complex="10pt" style:language-complex="hi" style:country-complex="IN"/>
    </style:style>
    <style:style style:name="P37" style:family="paragraph" style:parent-style-name="Exalted">
      <style:text-properties officeooo:paragraph-rsid="005016ed"/>
    </style:style>
    <style:style style:name="P38" style:family="paragraph" style:parent-style-name="Exalted">
      <style:text-properties officeooo:paragraph-rsid="00657e0e"/>
    </style:style>
    <style:style style:name="P39" style:family="paragraph" style:parent-style-name="Exalted">
      <style:text-properties officeooo:paragraph-rsid="008207f2"/>
    </style:style>
    <style:style style:name="P40" style:family="paragraph" style:parent-style-name="Exalted">
      <style:text-properties officeooo:paragraph-rsid="009b7621"/>
    </style:style>
    <style:style style:name="P41" style:family="paragraph" style:parent-style-name="Exalted">
      <style:text-properties officeooo:paragraph-rsid="003ecbfb"/>
    </style:style>
    <style:style style:name="P42" style:family="paragraph" style:parent-style-name="Exalted">
      <style:text-properties officeooo:paragraph-rsid="00b3e824"/>
    </style:style>
    <style:style style:name="P43" style:family="paragraph" style:parent-style-name="Exalted">
      <style:paragraph-properties fo:margin-top="0in" fo:margin-bottom="0in" style:contextual-spacing="false" fo:line-height="100%" fo:text-align="center" style:justify-single-word="false"/>
      <style:text-properties style:font-name="Droid Serif" fo:font-size="11pt" fo:language="en" fo:country="US" fo:font-weight="bold" style:font-name-asian="Droid Serif1" style:font-size-asian="11pt" style:font-weight-asian="bold" style:font-name-complex="Droid Serif1" style:font-size-complex="11pt"/>
    </style:style>
    <style:style style:name="P44" style:family="paragraph" style:parent-style-name="Exalted">
      <style:paragraph-properties fo:margin-top="0in" fo:margin-bottom="0in" style:contextual-spacing="false" fo:line-height="100%"/>
      <style:text-properties fo:language="en" fo:country="US"/>
    </style:style>
    <style:style style:name="P45" style:family="paragraph" style:parent-style-name="Exalted">
      <style:paragraph-properties fo:margin-top="0in" fo:margin-bottom="0in" style:contextual-spacing="false" fo:line-height="100%" fo:orphans="0" fo:widows="0"/>
      <style:text-properties fo:language="en" fo:country="US"/>
    </style:style>
    <style:style style:name="P46" style:family="paragraph" style:parent-style-name="Exalted">
      <style:paragraph-properties fo:margin-top="0in" fo:margin-bottom="0in" style:contextual-spacing="false" fo:line-height="115%" fo:orphans="0" fo:widows="0"/>
      <style:text-properties fo:color="#980000" loext:opacity="100%" style:font-name="Modern Antiqua" fo:language="en" fo:country="US" fo:font-weight="bold" style:font-name-asian="Modern Antiqua1" style:font-weight-asian="bold" style:font-name-complex="Modern Antiqua1"/>
    </style:style>
    <style:style style:name="P47" style:family="paragraph" style:parent-style-name="Heading_20_2">
      <style:paragraph-properties fo:margin-top="0in" fo:margin-bottom="0in" style:contextual-spacing="false" fo:line-height="100%"/>
      <style:text-properties fo:language="en" fo:country="US"/>
    </style:style>
    <style:style style:name="P48" style:family="paragraph" style:parent-style-name="Exalted">
      <style:paragraph-properties fo:margin-top="0in" fo:margin-bottom="0.0555in" style:contextual-spacing="false" fo:line-height="100%"/>
      <style:text-properties fo:language="en" fo:country="US"/>
    </style:style>
    <style:style style:name="P49" style:family="paragraph" style:parent-style-name="Exalted">
      <style:paragraph-properties fo:margin-left="0in" fo:margin-right="0in" fo:margin-top="0in" fo:margin-bottom="0.139in" style:contextual-spacing="false" fo:line-height="100%" fo:text-indent="0in" style:auto-text-indent="false"/>
      <style:text-properties fo:language="en" fo:country="US"/>
    </style:style>
    <style:style style:name="P50" style:family="paragraph" style:parent-style-name="Heading_20_2">
      <style:text-properties fo:language="en" fo:country="US"/>
    </style:style>
    <style:style style:name="P51" style:family="paragraph" style:parent-style-name="Heading_20_2">
      <style:paragraph-properties fo:text-align="start" style:justify-single-word="false"/>
      <style:text-properties fo:color="#0b5394" loext:opacity="100%" style:font-name="Envision Roman" fo:font-size="18pt" fo:language="en" fo:country="US" officeooo:rsid="004a3cdc" officeooo:paragraph-rsid="004a3cdc" style:letter-kerning="false" style:font-name-asian="Modern Antiqua1" style:font-size-asian="18pt" style:language-asian="zh" style:country-asian="CN" style:font-name-complex="Modern Antiqua1" style:font-size-complex="18pt" style:language-complex="hi" style:country-complex="IN"/>
    </style:style>
    <style:style style:name="P52" style:family="paragraph" style:parent-style-name="Heading_20_3">
      <style:text-properties fo:language="en" fo:country="US"/>
    </style:style>
    <style:style style:name="P53" style:family="paragraph" style:parent-style-name="Heading_20_3">
      <style:paragraph-properties fo:text-align="start" style:justify-single-word="false"/>
      <style:text-properties fo:language="en" fo:country="US"/>
    </style:style>
    <style:style style:name="P54" style:family="paragraph" style:parent-style-name="Heading_20_3">
      <style:text-properties officeooo:rsid="005016ed" officeooo:paragraph-rsid="005016ed"/>
    </style:style>
    <style:style style:name="P55" style:family="paragraph" style:parent-style-name="Heading_20_3">
      <style:text-properties officeooo:rsid="0081887f" officeooo:paragraph-rsid="0081887f"/>
    </style:style>
    <style:style style:name="P56" style:family="paragraph" style:parent-style-name="Heading_20_3">
      <style:text-properties officeooo:rsid="00a94261" officeooo:paragraph-rsid="00a94261"/>
    </style:style>
    <style:style style:name="P57" style:family="paragraph" style:parent-style-name="Heading_20_4">
      <style:text-properties fo:language="en" fo:country="US"/>
    </style:style>
    <style:style style:name="P58" style:family="paragraph" style:parent-style-name="Heading_20_4">
      <style:paragraph-properties fo:text-align="start" style:justify-single-word="false"/>
      <style:text-properties fo:language="en" fo:country="US"/>
    </style:style>
    <style:style style:name="P59" style:family="paragraph" style:parent-style-name="Heading_20_4">
      <style:paragraph-properties fo:text-align="start" style:justify-single-word="false"/>
      <style:text-properties fo:language="en" fo:country="US" officeooo:rsid="00793f8b" officeooo:paragraph-rsid="00793f8b"/>
    </style:style>
    <style:style style:name="P60" style:family="paragraph" style:parent-style-name="Heading_20_4">
      <style:text-properties fo:language="en" fo:country="US" officeooo:paragraph-rsid="008737e2"/>
    </style:style>
    <style:style style:name="P61" style:family="paragraph" style:parent-style-name="Heading_20_4">
      <style:paragraph-properties fo:text-align="start" style:justify-single-word="false"/>
      <style:text-properties fo:color="#1c4587" loext:opacity="100%" style:font-name="Goudy" fo:font-size="12pt" fo:language="en" fo:country="US" fo:font-style="italic" officeooo:rsid="0081887f" officeooo:paragraph-rsid="0081887f" style:letter-kerning="false" style:font-name-asian="Spectral1" style:font-size-asian="12pt" style:language-asian="zh" style:country-asian="CN" style:font-style-asian="italic" style:font-name-complex="Spectral1" style:font-size-complex="12pt" style:language-complex="hi" style:country-complex="IN" style:font-style-complex="italic"/>
    </style:style>
    <style:style style:name="P62"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P63"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 fo:font-size="10pt" fo:font-style="normal" fo:text-shadow="none" style:text-underline-style="none" fo:font-weight="bold" officeooo:rsid="0095bf6b" officeooo:paragraph-rsid="0095bf6b" style:font-size-asian="10pt" style:font-style-asian="normal" style:font-weight-asian="bold" style:font-size-complex="10pt" style:font-style-complex="normal" style:font-weight-complex="bold" style:text-overline-style="none" style:text-overline-color="font-color"/>
    </style:style>
    <style:style style:name="P64"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 fo:font-size="10pt" fo:font-style="normal" fo:text-shadow="none" style:text-underline-style="none" fo:font-weight="bold" officeooo:rsid="00b7dd42" officeooo:paragraph-rsid="00b7dd42" style:font-size-asian="10pt" style:font-style-asian="normal" style:font-weight-asian="bold" style:font-size-complex="10pt" style:font-style-complex="normal" style:font-weight-complex="bold" style:text-overline-style="none" style:text-overline-color="font-color"/>
    </style:style>
    <style:style style:name="P65"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font-style="normal" fo:text-shadow="none" style:text-underline-style="none" fo:font-weight="bold" officeooo:rsid="00b7dd42" officeooo:paragraph-rsid="00b7dd42" style:font-size-asian="10pt" style:font-style-asian="normal" style:font-weight-asian="bold" style:font-size-complex="10pt" style:font-style-complex="normal" style:font-weight-complex="bold" style:text-overline-style="none" style:text-overline-color="font-color"/>
    </style:style>
    <style:style style:name="P66"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67"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font-style="normal" fo:text-shadow="none" style:text-underline-style="none" fo:font-weight="normal" officeooo:rsid="0095bf6b" officeooo:paragraph-rsid="0095bf6b" style:font-size-asian="10pt" style:font-style-asian="normal" style:font-weight-asian="normal" style:font-size-complex="10pt" style:font-style-complex="normal" style:font-weight-complex="normal" style:text-overline-style="none" style:text-overline-color="font-color"/>
    </style:style>
    <style:style style:name="P68"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font-style="normal" fo:text-shadow="none" style:text-underline-style="none" fo:font-weight="normal" officeooo:rsid="00979623" officeooo:paragraph-rsid="00979623" style:font-size-asian="10pt" style:font-style-asian="normal" style:font-weight-asian="normal" style:font-size-complex="10pt" style:font-style-complex="normal" style:font-weight-complex="normal" style:text-overline-style="none" style:text-overline-color="font-color"/>
    </style:style>
    <style:style style:name="P69"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font-style="normal" fo:text-shadow="none" style:text-underline-style="none" fo:font-weight="normal" officeooo:rsid="0098e6b0" officeooo:paragraph-rsid="0098e6b0"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70" style:family="paragraph" style:parent-style-name="Heading_20_1" style:master-page-name="Standard">
      <style:paragraph-properties fo:text-align="center" style:justify-single-word="false" style:page-number="auto"/>
      <style:text-properties fo:font-size="24pt" fo:language="en" fo:country="US" style:font-size-asian="24pt" style:font-size-complex="24pt"/>
    </style:style>
    <style:style style:name="P71" style:family="paragraph" style:parent-style-name="Exalted" style:list-style-name="Exalted_20_Center_20_Dot">
      <style:text-properties fo:language="en" fo:country="US"/>
    </style:style>
    <style:style style:name="P72" style:family="paragraph" style:parent-style-name="Exalted" style:list-style-name="Exalt_20_Dot">
      <style:text-properties fo:language="en" fo:country="US"/>
    </style:style>
    <style:style style:name="P73" style:family="paragraph" style:parent-style-name="Exalted">
      <style:text-properties fo:language="en" fo:country="US" fo:font-style="italic" officeooo:paragraph-rsid="00d526d7" style:font-style-asian="italic"/>
    </style:style>
    <style:style style:name="P74" style:family="paragraph" style:parent-style-name="Exalted">
      <style:text-properties fo:language="en" fo:country="US" officeooo:rsid="006e179d" officeooo:paragraph-rsid="00d526d7"/>
    </style:style>
    <style:style style:name="P75" style:family="paragraph" style:parent-style-name="Exalted">
      <style:text-properties fo:language="en" fo:country="US" officeooo:paragraph-rsid="00d526d7"/>
    </style:style>
    <style:style style:name="P76" style:family="paragraph" style:parent-style-name="Exalted">
      <style:text-properties fo:language="en" fo:country="US" officeooo:paragraph-rsid="00d6b9ff"/>
    </style:style>
    <style:style style:name="P77" style:family="paragraph" style:parent-style-name="Exalted" style:list-style-name="Exalt_20_Dot">
      <style:text-properties officeooo:paragraph-rsid="00a20988"/>
    </style:style>
    <style:style style:name="P78" style:family="paragraph" style:parent-style-name="Exalted" style:list-style-name="Exalt_20_Dot">
      <style:text-properties officeooo:paragraph-rsid="00a39e5d"/>
    </style:style>
    <style:style style:name="P79" style:family="paragraph" style:parent-style-name="Exalted">
      <style:text-properties officeooo:paragraph-rsid="00d365ea"/>
    </style:style>
    <style:style style:name="P80" style:family="paragraph" style:parent-style-name="Exalted">
      <style:text-properties officeooo:paragraph-rsid="00d526d7"/>
    </style:style>
    <style:style style:name="P81" style:family="paragraph" style:parent-style-name="Exalted">
      <style:text-properties officeooo:rsid="00d868ef" officeooo:paragraph-rsid="00d868ef"/>
    </style:style>
    <style:style style:name="P82" style:family="paragraph" style:parent-style-name="Exalted">
      <style:text-properties officeooo:paragraph-rsid="00d868ef"/>
    </style:style>
    <style:style style:name="P83" style:family="paragraph" style:parent-style-name="Exalted" style:list-style-name="Exalted_20_Center_20_Dot">
      <style:paragraph-properties fo:margin-top="0in" fo:margin-bottom="0in" style:contextual-spacing="false"/>
      <style:text-properties fo:language="en" fo:country="US"/>
    </style:style>
    <style:style style:name="P84" style:family="paragraph" style:parent-style-name="Exalted" style:list-style-name="Exalt_20_Dot">
      <style:paragraph-properties fo:margin-top="0in" fo:margin-bottom="0in" style:contextual-spacing="false"/>
      <style:text-properties fo:language="en" fo:country="US"/>
    </style:style>
    <style:style style:name="P85" style:family="paragraph" style:parent-style-name="Exalted" style:list-style-name="Exalt_20_Dot">
      <style:paragraph-properties fo:margin-top="0in" fo:margin-bottom="0in" style:contextual-spacing="false"/>
    </style:style>
    <style:style style:name="P86" style:family="paragraph" style:parent-style-name="Exalted" style:list-style-name="Exalt_20_Dot">
      <style:paragraph-properties fo:margin-top="0in" fo:margin-bottom="0.139in" style:contextual-spacing="false" fo:line-height="100%"/>
      <style:text-properties fo:language="en" fo:country="US"/>
    </style:style>
    <style:style style:name="P87" style:family="paragraph" style:parent-style-name="Exalted" style:list-style-name="Exalt_20_Dot">
      <style:paragraph-properties fo:margin-top="0in" fo:margin-bottom="0.139in" style:contextual-spacing="false" fo:line-height="100%"/>
      <style:text-properties fo:language="en" fo:country="US" officeooo:paragraph-rsid="003ecbfb"/>
    </style:style>
    <style:style style:name="P88" style:family="paragraph" style:parent-style-name="Exalted" style:list-style-name="Exalt_20_Dot">
      <style:paragraph-properties fo:margin-top="0in" fo:margin-bottom="0.139in" style:contextual-spacing="false" fo:line-height="100%"/>
      <style:text-properties fo:language="en" fo:country="US" officeooo:paragraph-rsid="008737e2"/>
    </style:style>
    <style:style style:name="P89" style:family="paragraph" style:parent-style-name="Heading_20_2">
      <style:text-properties fo:language="en" fo:country="US" officeooo:paragraph-rsid="00d365ea"/>
    </style:style>
    <style:style style:name="P90" style:family="paragraph" style:parent-style-name="Heading_20_2">
      <style:paragraph-properties fo:text-align="start" style:justify-single-word="false"/>
      <style:text-properties fo:color="#0b5394" loext:opacity="100%" style:font-name="Envision Roman" fo:font-size="18pt" fo:language="en" fo:country="US" officeooo:rsid="00c780a1" officeooo:paragraph-rsid="00d6b9ff" style:letter-kerning="false" style:font-name-asian="Modern Antiqua1" style:font-size-asian="18pt" style:language-asian="zh" style:country-asian="CN" style:font-name-complex="Modern Antiqua1" style:font-size-complex="18pt" style:language-complex="hi" style:country-complex="IN"/>
    </style:style>
    <style:style style:name="P91" style:family="paragraph" style:parent-style-name="Heading_20_2">
      <style:text-properties officeooo:paragraph-rsid="00d526d7"/>
    </style:style>
    <style:style style:name="P92" style:family="paragraph" style:parent-style-name="Heading_20_3">
      <style:text-properties officeooo:paragraph-rsid="00d526d7"/>
    </style:style>
    <style:style style:name="P93" style:family="paragraph" style:parent-style-name="Heading_20_9">
      <style:text-properties officeooo:paragraph-rsid="008a610a"/>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fo:color="#1155cc" loext:opacity="100%" fo:language="en" fo:country="US" style:text-underline-style="solid" style:text-underline-width="auto" style:text-underline-color="font-color"/>
    </style:style>
    <style:style style:name="T6" style:family="text">
      <style:text-properties fo:color="#1155cc" loext:opacity="100%" fo:language="en" fo:country="US" style:text-underline-style="solid" style:text-underline-width="auto" style:text-underline-color="font-color" fo:font-weight="bold" style:font-weight-asian="bold"/>
    </style:style>
    <style:style style:name="T7" style:family="text">
      <style:text-properties fo:font-weight="normal" style:font-weight-asian="normal" style:font-weight-complex="normal"/>
    </style:style>
    <style:style style:name="T8" style:family="text">
      <style:text-properties fo:font-weight="normal" officeooo:rsid="00622ddd" style:font-weight-asian="normal" style:font-weight-complex="normal"/>
    </style:style>
    <style:style style:name="T9" style:family="text">
      <style:text-properties fo:font-weight="normal" officeooo:rsid="0081887f" style:font-weight-asian="normal" style:font-weight-complex="normal"/>
    </style:style>
    <style:style style:name="T10" style:family="text">
      <style:text-properties fo:font-weight="normal" officeooo:rsid="008207f2" style:font-weight-asian="normal" style:font-weight-complex="normal"/>
    </style:style>
    <style:style style:name="T11" style:family="text">
      <style:text-properties fo:language="en" fo:country="US"/>
    </style:style>
    <style:style style:name="T12" style:family="text">
      <style:text-properties fo:language="en" fo:country="US" fo:font-style="italic" style:font-style-asian="italic"/>
    </style:style>
    <style:style style:name="T13" style:family="text">
      <style:text-properties fo:language="en" fo:country="US" fo:font-style="italic" officeooo:rsid="008207f2" style:font-style-asian="italic"/>
    </style:style>
    <style:style style:name="T14" style:family="text">
      <style:text-properties fo:language="en" fo:country="US" fo:font-style="italic" style:font-style-asian="italic" style:font-style-complex="italic"/>
    </style:style>
    <style:style style:name="T15" style:family="text">
      <style:text-properties fo:language="en" fo:country="US" fo:font-style="italic" officeooo:rsid="008207f2" style:font-style-asian="italic" style:font-style-complex="italic"/>
    </style:style>
    <style:style style:name="T16" style:family="text">
      <style:text-properties fo:language="en" fo:country="US" officeooo:rsid="005016ed"/>
    </style:style>
    <style:style style:name="T17" style:family="text">
      <style:text-properties fo:language="en" fo:country="US" officeooo:rsid="005c42a3"/>
    </style:style>
    <style:style style:name="T18" style:family="text">
      <style:text-properties fo:language="en" fo:country="US" officeooo:rsid="0040797e"/>
    </style:style>
    <style:style style:name="T19" style:family="text">
      <style:text-properties fo:language="en" fo:country="US" officeooo:rsid="0042ed76"/>
    </style:style>
    <style:style style:name="T20" style:family="text">
      <style:text-properties fo:language="en" fo:country="US" fo:font-weight="bold" style:font-weight-asian="bold"/>
    </style:style>
    <style:style style:name="T21" style:family="text">
      <style:text-properties fo:language="en" fo:country="US" fo:font-weight="bold" style:font-weight-asian="bold" style:font-weight-complex="bold"/>
    </style:style>
    <style:style style:name="T22" style:family="text">
      <style:text-properties fo:language="en" fo:country="US" fo:font-weight="bold" officeooo:rsid="0040797e" style:font-weight-asian="bold" style:font-weight-complex="bold"/>
    </style:style>
    <style:style style:name="T23" style:family="text">
      <style:text-properties fo:language="en" fo:country="US" fo:font-weight="bold" officeooo:rsid="00d2d586" style:font-weight-asian="bold" style:font-weight-complex="bold"/>
    </style:style>
    <style:style style:name="T24" style:family="text">
      <style:text-properties fo:language="en" fo:country="US" fo:font-weight="normal" officeooo:rsid="0040797e" style:font-weight-asian="normal" style:font-weight-complex="normal"/>
    </style:style>
    <style:style style:name="T25" style:family="text">
      <style:text-properties fo:language="en" fo:country="US" fo:font-weight="normal" officeooo:rsid="005c42a3" style:font-weight-asian="normal" style:font-weight-complex="normal"/>
    </style:style>
    <style:style style:name="T26" style:family="text">
      <style:text-properties fo:language="en" fo:country="US" fo:font-weight="normal" officeooo:rsid="00d2d586" style:font-weight-asian="normal" style:font-weight-complex="normal"/>
    </style:style>
    <style:style style:name="T27" style:family="text">
      <style:text-properties fo:language="en" fo:country="US" officeooo:rsid="008207f2"/>
    </style:style>
    <style:style style:name="T28" style:family="text">
      <style:text-properties fo:language="en" fo:country="US" officeooo:rsid="0091fa58"/>
    </style:style>
    <style:style style:name="T29" style:family="text">
      <style:text-properties fo:language="en" fo:country="US" officeooo:rsid="009b7621"/>
    </style:style>
    <style:style style:name="T30" style:family="text">
      <style:text-properties fo:language="en" fo:country="US" officeooo:rsid="00a39e5d"/>
    </style:style>
    <style:style style:name="T31" style:family="text">
      <style:text-properties fo:language="en" fo:country="US" officeooo:rsid="00b04743"/>
    </style:style>
    <style:style style:name="T32" style:family="text">
      <style:text-properties fo:language="en" fo:country="US" officeooo:rsid="00b0e8f3"/>
    </style:style>
    <style:style style:name="T33" style:family="text">
      <style:text-properties fo:language="en" fo:country="US" officeooo:rsid="00be218d"/>
    </style:style>
    <style:style style:name="T34" style:family="text">
      <style:text-properties fo:language="en" fo:country="US" officeooo:rsid="00b26215"/>
    </style:style>
    <style:style style:name="T35" style:family="text">
      <style:text-properties fo:language="en" fo:country="US" officeooo:rsid="00d2d586"/>
    </style:style>
    <style:style style:name="T36" style:family="text">
      <style:text-properties officeooo:rsid="00347699"/>
    </style:style>
    <style:style style:name="T37" style:family="text">
      <style:text-properties officeooo:rsid="003ecbfb"/>
    </style:style>
    <style:style style:name="T38" style:family="text">
      <style:text-properties style:use-window-font-color="true" loext:opacity="0%" style:font-name="Times New Roman" fo:font-size="10pt" fo:language="en" fo:country="US" officeooo:rsid="00482c2a" style:letter-kerning="false" style:font-name-asian="Spectral1" style:font-size-asian="10pt" style:language-asian="zh" style:country-asian="CN" style:font-name-complex="Spectral1" style:font-size-complex="10pt" style:language-complex="hi" style:country-complex="IN"/>
    </style:style>
    <style:style style:name="T39" style:family="text">
      <style:text-properties style:use-window-font-color="true" loext:opacity="0%" style:font-name="Times New Roman" fo:font-size="10pt" fo:language="en" fo:country="US" officeooo:rsid="0050ae64" style:letter-kerning="false" style:font-name-asian="Spectral1" style:font-size-asian="10pt" style:language-asian="zh" style:country-asian="CN" style:font-name-complex="Spectral1" style:font-size-complex="10pt" style:language-complex="hi" style:country-complex="IN"/>
    </style:style>
    <style:style style:name="T40" style:family="text">
      <style:text-properties style:use-window-font-color="true" loext:opacity="0%" style:font-name="Times New Roman" fo:font-size="10pt" fo:language="en" fo:country="US" officeooo:rsid="005c42a3" style:letter-kerning="false" style:font-name-asian="Spectral1" style:font-size-asian="10pt" style:language-asian="zh" style:country-asian="CN" style:font-name-complex="Spectral1" style:font-size-complex="10pt" style:language-complex="hi" style:country-complex="IN"/>
    </style:style>
    <style:style style:name="T41" style:family="text">
      <style:text-properties style:use-window-font-color="true" loext:opacity="0%" style:font-name="Times New Roman" fo:font-size="10pt" fo:language="en" fo:country="US" officeooo:rsid="006c888f" style:letter-kerning="false" style:font-name-asian="Spectral1" style:font-size-asian="10pt" style:language-asian="zh" style:country-asian="CN" style:font-name-complex="Spectral1" style:font-size-complex="10pt" style:language-complex="hi" style:country-complex="IN"/>
    </style:style>
    <style:style style:name="T42" style:family="text">
      <style:text-properties style:use-window-font-color="true" loext:opacity="0%" style:font-name="Times New Roman" fo:font-size="10pt" fo:language="en" fo:country="US" officeooo:rsid="0081887f" style:letter-kerning="false" style:font-name-asian="Spectral1" style:font-size-asian="10pt" style:language-asian="zh" style:country-asian="CN" style:font-name-complex="Spectral1" style:font-size-complex="10pt" style:language-complex="hi" style:country-complex="IN"/>
    </style:style>
    <style:style style:name="T43" style:family="text">
      <style:text-properties style:use-window-font-color="true" loext:opacity="0%" style:font-name="Times New Roman" fo:font-size="10pt" fo:language="en" fo:country="US" officeooo:rsid="0091fa58" style:letter-kerning="false" style:font-name-asian="Spectral1" style:font-size-asian="10pt" style:language-asian="zh" style:country-asian="CN" style:font-name-complex="Spectral1" style:font-size-complex="10pt" style:language-complex="hi" style:country-complex="IN"/>
    </style:style>
    <style:style style:name="T44" style:family="text">
      <style:text-properties style:use-window-font-color="true" loext:opacity="0%" style:font-name="Times New Roman" fo:font-size="10pt" fo:language="en" fo:country="US" officeooo:rsid="0093f8d3" style:letter-kerning="false" style:font-name-asian="Spectral1" style:font-size-asian="10pt" style:language-asian="zh" style:country-asian="CN" style:font-name-complex="Spectral1" style:font-size-complex="10pt" style:language-complex="hi" style:country-complex="IN"/>
    </style:style>
    <style:style style:name="T45" style:family="text">
      <style:text-properties style:use-window-font-color="true" loext:opacity="0%" style:font-name="Times New Roman" fo:font-size="10pt" fo:language="en" fo:country="US" officeooo:rsid="009b7621" style:letter-kerning="false" style:font-name-asian="Spectral1" style:font-size-asian="10pt" style:language-asian="zh" style:country-asian="CN" style:font-name-complex="Spectral1" style:font-size-complex="10pt" style:language-complex="hi" style:country-complex="IN"/>
    </style:style>
    <style:style style:name="T46" style:family="text">
      <style:text-properties style:use-window-font-color="true" loext:opacity="0%" style:font-name="Times New Roman" fo:font-size="10pt" fo:language="en" fo:country="US" officeooo:rsid="009eca57" style:letter-kerning="false" style:font-name-asian="Spectral1" style:font-size-asian="10pt" style:language-asian="zh" style:country-asian="CN" style:font-name-complex="Spectral1" style:font-size-complex="10pt" style:language-complex="hi" style:country-complex="IN"/>
    </style:style>
    <style:style style:name="T47" style:family="text">
      <style:text-properties style:use-window-font-color="true" loext:opacity="0%" style:font-name="Times New Roman" fo:font-size="10pt" fo:language="en" fo:country="US" officeooo:rsid="00a20988" style:letter-kerning="false" style:font-name-asian="Spectral1" style:font-size-asian="10pt" style:language-asian="zh" style:country-asian="CN" style:font-name-complex="Spectral1" style:font-size-complex="10pt" style:language-complex="hi" style:country-complex="IN"/>
    </style:style>
    <style:style style:name="T48" style:family="text">
      <style:text-properties style:use-window-font-color="true" loext:opacity="0%" style:font-name="Times New Roman" fo:font-size="10pt" fo:language="en" fo:country="US" officeooo:rsid="00a39e5d" style:letter-kerning="false" style:font-name-asian="Spectral1" style:font-size-asian="10pt" style:language-asian="zh" style:country-asian="CN" style:font-name-complex="Spectral1" style:font-size-complex="10pt" style:language-complex="hi" style:country-complex="IN"/>
    </style:style>
    <style:style style:name="T49" style:family="text">
      <style:text-properties style:use-window-font-color="true" loext:opacity="0%" style:font-name="Times New Roman" fo:font-size="10pt" fo:language="en" fo:country="US" officeooo:rsid="00a645ff" style:letter-kerning="false" style:font-name-asian="Spectral1" style:font-size-asian="10pt" style:language-asian="zh" style:country-asian="CN" style:font-name-complex="Spectral1" style:font-size-complex="10pt" style:language-complex="hi" style:country-complex="IN"/>
    </style:style>
    <style:style style:name="T50" style:family="text">
      <style:text-properties style:use-window-font-color="true" loext:opacity="0%" style:font-name="Times New Roman" fo:font-size="10pt" fo:language="en" fo:country="US" officeooo:rsid="00ac06ae" style:letter-kerning="false" style:font-name-asian="Spectral1" style:font-size-asian="10pt" style:language-asian="zh" style:country-asian="CN" style:font-name-complex="Spectral1" style:font-size-complex="10pt" style:language-complex="hi" style:country-complex="IN"/>
    </style:style>
    <style:style style:name="T51" style:family="text">
      <style:text-properties style:use-window-font-color="true" loext:opacity="0%" style:font-name="Times New Roman" fo:font-size="10pt" fo:language="en" fo:country="US" officeooo:rsid="00aefd4d" style:letter-kerning="false" style:font-name-asian="Spectral1" style:font-size-asian="10pt" style:language-asian="zh" style:country-asian="CN" style:font-name-complex="Spectral1" style:font-size-complex="10pt" style:language-complex="hi" style:country-complex="IN"/>
    </style:style>
    <style:style style:name="T52" style:family="text">
      <style:text-properties style:use-window-font-color="true" loext:opacity="0%" style:font-name="Times New Roman" fo:font-size="10pt" fo:language="en" fo:country="US" officeooo:rsid="00c2e224" style:letter-kerning="false" style:font-name-asian="Spectral1" style:font-size-asian="10pt" style:language-asian="zh" style:country-asian="CN" style:font-name-complex="Spectral1" style:font-size-complex="10pt" style:language-complex="hi" style:country-complex="IN"/>
    </style:style>
    <style:style style:name="T53" style:family="text">
      <style:text-properties style:use-window-font-color="true" loext:opacity="0%" style:font-name="Times New Roman" fo:font-size="10pt" fo:language="en" fo:country="US" officeooo:rsid="00d3899b" style:letter-kerning="false" style:font-name-asian="Spectral1" style:font-size-asian="10pt" style:language-asian="zh" style:country-asian="CN" style:font-name-complex="Spectral1" style:font-size-complex="10pt" style:language-complex="hi" style:country-complex="IN"/>
    </style:style>
    <style:style style:name="T54" style:family="text">
      <style:text-properties style:use-window-font-color="true" loext:opacity="0%" style:font-name="Times New Roman" fo:font-size="10pt" fo:language="en" fo:country="US" fo:font-weight="bold"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55" style:family="text">
      <style:text-properties style:use-window-font-color="true" loext:opacity="0%" style:font-name="Times New Roman" fo:font-size="10pt" fo:language="en" fo:country="US" fo:font-weight="bold" officeooo:rsid="005c42a3"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56" style:family="text">
      <style:text-properties style:use-window-font-color="true" loext:opacity="0%" style:font-name="Times New Roman" fo:font-size="10pt" fo:language="en" fo:country="US" fo:font-weight="bold" officeooo:rsid="00657e0e"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57" style:family="text">
      <style:text-properties style:use-window-font-color="true" loext:opacity="0%" style:font-name="Times New Roman" fo:font-size="10pt" fo:language="en" fo:country="US" fo:font-weight="bold" officeooo:rsid="00a645ff"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58" style:family="text">
      <style:text-properties style:use-window-font-color="true" loext:opacity="0%" style:font-name="Times New Roman" fo:font-size="10pt" fo:language="en" fo:country="US" fo:font-weight="bold" officeooo:rsid="00d868ef"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59" style:family="text">
      <style:text-properties style:use-window-font-color="true" loext:opacity="0%" style:font-name="Times New Roman" fo:font-size="10pt" fo:language="en" fo:country="US" fo:font-weight="bold" officeooo:rsid="00d2d586" style:letter-kerning="false" style:font-name-asian="Spectral1" style:font-size-asian="10pt" style:language-asian="zh" style:country-asian="CN" style:font-weight-asian="bold" style:font-name-complex="Spectral1" style:font-size-complex="10pt" style:language-complex="hi" style:country-complex="IN"/>
    </style:style>
    <style:style style:name="T60" style:family="text">
      <style:text-properties style:use-window-font-color="true" loext:opacity="0%" style:font-name="Times New Roman" fo:font-size="10pt" fo:language="en" fo:country="US" fo:font-weight="normal"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61" style:family="text">
      <style:text-properties style:use-window-font-color="true" loext:opacity="0%" style:font-name="Times New Roman" fo:font-size="10pt" fo:language="en" fo:country="US" fo:font-weight="normal" officeooo:rsid="00657e0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62" style:family="text">
      <style:text-properties style:use-window-font-color="true" loext:opacity="0%" style:font-name="Times New Roman" fo:font-size="10pt" fo:language="en" fo:country="US" fo:font-weight="normal" officeooo:rsid="0075a81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63" style:family="text">
      <style:text-properties style:use-window-font-color="true" loext:opacity="0%" style:font-name="Times New Roman" fo:font-size="10pt" fo:language="en" fo:country="US" fo:font-weight="normal" officeooo:rsid="00776a70"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64" style:family="text">
      <style:text-properties style:use-window-font-color="true" loext:opacity="0%" style:font-name="Times New Roman" fo:font-size="10pt" fo:language="en" fo:country="US" fo:font-weight="normal" officeooo:rsid="00a645f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65" style:family="text">
      <style:text-properties style:use-window-font-color="true" loext:opacity="0%" style:font-name="Times New Roman" fo:font-size="10pt" fo:language="en" fo:country="US" fo:font-weight="normal" officeooo:rsid="00d868e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66" style:family="text">
      <style:text-properties style:use-window-font-color="true" loext:opacity="0%" style:font-name="Times New Roman" fo:font-size="10pt" fo:language="en" fo:country="US" fo:font-weight="normal" officeooo:rsid="00d8c42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67" style:family="text">
      <style:text-properties style:use-window-font-color="true" loext:opacity="0%" style:font-name="Times New Roman" fo:font-size="10pt" fo:font-weight="bold" officeooo:rsid="0095bf6b"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68" style:family="text">
      <style:text-properties officeooo:rsid="00468572"/>
    </style:style>
    <style:style style:name="T69" style:family="text">
      <style:text-properties officeooo:rsid="00546227"/>
    </style:style>
    <style:style style:name="T70" style:family="text">
      <style:text-properties officeooo:rsid="00547bc6"/>
    </style:style>
    <style:style style:name="T71" style:family="text">
      <style:text-properties officeooo:rsid="006c7b6a"/>
    </style:style>
    <style:style style:name="T72" style:family="text">
      <style:text-properties officeooo:rsid="00727b95"/>
    </style:style>
    <style:style style:name="T73" style:family="text">
      <style:text-properties officeooo:rsid="0081887f"/>
    </style:style>
    <style:style style:name="T74" style:family="text">
      <style:text-properties officeooo:rsid="0082be7b"/>
    </style:style>
    <style:style style:name="T75" style:family="text">
      <style:text-properties officeooo:rsid="0083b5f2"/>
    </style:style>
    <style:style style:name="T76" style:family="text">
      <style:text-properties officeooo:rsid="00906ff6"/>
    </style:style>
    <style:style style:name="T77" style:family="text">
      <style:text-properties officeooo:rsid="00907cdb"/>
    </style:style>
    <style:style style:name="T78" style:family="text">
      <style:text-properties officeooo:rsid="0095bf6b"/>
    </style:style>
    <style:style style:name="T79" style:family="text">
      <style:text-properties officeooo:rsid="00a8ed84"/>
    </style:style>
    <style:style style:name="T80" style:family="text">
      <style:text-properties officeooo:rsid="00aece6e"/>
    </style:style>
    <style:style style:name="T81" style:family="text">
      <style:text-properties officeooo:rsid="00b3e824"/>
    </style:style>
    <style:style style:name="T82" style:family="text">
      <style:text-properties officeooo:rsid="00c78bb0"/>
    </style:style>
    <style:style style:name="Sect1" style:family="section">
      <style:section-properties style:writing-mode="lr-tb"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writing-mode="lr-tb"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0" text:outline-level="1">General System</text:h>
      <text:p text:style-name="P23"/>
      <text:p text:style-name="P23"/>
      <text:section text:style-name="Sect1" text:name="TextSection">
        <text:h text:style-name="P50" text:outline-level="2">Action Rolls</text:h>
        <text:p text:style-name="P23">When a character encounters a situation where their success is uncertain, the Storyteller should call for an Action Roll to determine the outcome. </text:p>
        <text:p text:style-name="P23">The Storyteller will ask for a combination of an Attribute and Ability that is appropriate for the situation, and then determine an appropriate Difficulty for the roll.</text:p>
        <text:p text:style-name="P23">The Player will then roll a number of Ten-Sided Dice (d10’s) equal to the combined rating of the selected Attribute and Ability—this combined number is called the Dice Pool. </text:p>
        <text:p text:style-name="P26">This will be referred to as [Att+Abi] xd10’s.</text:p>
        <text:p text:style-name="P26">Some powers and actions will <text:span text:style-name="T72">call out specific Attribute + Ability combinations, such as [Wits + Awareness], but others may simply specify one or the other. For example, an “Awareness Roll” or a “Wits Roll”. The two still require a full [Att + Abi] combination, they simply allow the non-specified part to be determined by the Storyteller.</text:span></text:p>
        <table:table table:name="Table1" table:style-name="Table1">
          <table:table-column table:style-name="Table1.A"/>
          <table:table-row table:style-name="Table1.1">
            <table:table-cell table:style-name="Table1.A1" office:value-type="string">
              <text:p text:style-name="P33">Only roll if the Result is unknown</text:p>
              <text:p text:style-name="P3">If the outcome of an action is already known beforehand (either as a failure or a success), there is no need for a roll—simply declare what happens and continue on with the story.</text:p>
            </table:table-cell>
          </table:table-row>
        </table:table>
        <text:h text:style-name="P52" text:outline-level="3">Successes</text:h>
        <text:p text:style-name="P23">After rolling their Dice Pool, the player needs to count the number of dice that are showing digits equal or greater than the Target Number of <text:s/><text:span text:style-name="T75">(7). </text:span>Examine the results of six rolled dice:</text:p>
        <text:p text:style-name="P43">1, 4, 4, 7, 8, 8</text:p>
        <text:p text:style-name="P23">The values of 7, 8, and 8 are greater than or equal to <text:s/>(7), so they are each counted as a success, meaning this particular roll would result in <text:span text:style-name="T74">3 </text:span>Successes.</text:p>
        <text:h text:style-name="P52" text:outline-level="3">Double 10’s</text:h>
        <text:p text:style-name="P23">A die that shows 10 is counted as two successes, rather than one. If the roll had instead been:</text:p>
        <text:p text:style-name="P43">1, 4, 4, 7, 8, 10</text:p>
        <text:p text:style-name="P48">7 and 8 would be counted once, and 10 counted twice, making 4 successes on the roll.</text:p>
        <text:h text:style-name="P52" text:outline-level="3">Difficulty</text:h>
        <text:p text:style-name="P44"><text:span text:style-name="T3">Before a roll is performed</text:span>, the Storyteller should determine the <text:span text:style-name="T1">Difficulty</text:span> of the roll—the number of successes that the roll must match or exceed for the action to be considered a success.</text:p>
        <text:list xml:id="list3804677196" text:style-name="Exalted_20_Center_20_Dot">
          <text:list-item>
            <text:p text:style-name="P71"><text:span text:style-name="T1">Difficulty 1 (Easy)</text:span>- This task is expected to be passed by a skilled mortal, but there is still a reasonable risk of failing.</text:p>
          </text:list-item>
          <text:list-item>
            <text:p text:style-name="P71"><text:span text:style-name="T1">Difficulty 3 (Typical)</text:span>- This task is challenging to a mere mortal, but a hero is expected to pass it. Picking a lock, calming an irate guardsman, or basic first aid would fall under this category.</text:p>
          </text:list-item>
          <text:list-item>
            <text:p text:style-name="P71"><text:span text:style-name="T1">Difficulty 5</text:span> <text:span text:style-name="T1">(Difficult)</text:span>- Tasks which are daunting fall in this category—climbing a sheer cliff in winds, charming a staunch Dynast with sweet words, or avoiding the bite of a venomous beast.</text:p>
          </text:list-item>
          <text:list-item>
            <text:p text:style-name="P71"><text:span text:style-name="T1">Difficulty 7 (Challenging)</text:span>- Tasks which should be near-impossible for any mortal. Such as noticing things in pitch darkness, or landing on a precise spot hundreds of feet below.</text:p>
          </text:list-item>
          <text:list-item>
            <text:p text:style-name="P71"><text:span text:style-name="T1">Difficulty 9 (Impossible)</text:span>- Tasks a mortal could not possibly do, no matter the circumstances. Running straight up a building, leaping across a chasm unassisted, or keeping a patient alive without a heart for hours at a time with their bare hands.</text:p>
          </text:list-item>
        </text:list>
        <text:h text:style-name="P52" text:outline-level="3">Contested Actions</text:h>
        <text:p text:style-name="P23">Certain actions are contested between abilities of two or more characters, rather than a simple difficulty.</text:p>
        <text:p text:style-name="P23">In this case, all characters simply roll their appropriate Dice Pool, and compare who got the highest number of Successes.</text:p>
        <text:h text:style-name="P57" text:outline-level="4">Taking the Average</text:h>
        <text:p text:style-name="P23">The Storyteller should take the average number of successes for non-player characters as ½ their Dice pool, which is their [Att + Ability +/- Modifiers]</text:p>
        <text:h text:style-name="P93" text:outline-level="9">There are two characters in the scene: a guard and a thief. The guard is keeping watch, and the thief is attempting to sneak past them. The dice pool for the player-controlled thief would be Dexterity + Stealth.</text:h>
        <text:h text:style-name="P93" text:outline-level="9">Since this is a NPC, and there are no dice-affecting powers active, the storyteller simply takes the average: (Wits + Awareness)/2. Should the thief match or surpass that number, they successfully sneak past. Should they not, the guard discovers them.</text:h>
        <text:h text:style-name="P90" text:outline-level="2"><text:bookmark-start text:name="Drawbacks"/>P<text:bookmark-end text:name="Drawbacks"/>ush the R<text:span text:style-name="T82">o</text:span>ll</text:h>
        <text:p text:style-name="P76">Exalts can push themselves past their mortal limits and achieve the impossible—but it often comes at a price.</text:p>
        <text:p text:style-name="P82"><text:span text:style-name="T35">In exchange for taking a </text:span><text:span text:style-name="T23">Drawback</text:span><text:span text:style-name="T26">, the </text:span><text:span text:style-name="T65">Player may gain up to </text:span><text:span text:style-name="T58">+2 Successes</text:span><text:span text:style-name="T65"> or </text:span><text:span text:style-name="T58">+1 Defense</text:span><text:span text:style-name="T65"> on any [Att. + Abi.] roll, succeeding at rolls they otherwise would be deficient in. </text:span><text:span text:style-name="T66">(Or Exceeding at rolls they already would have succeeded at.)</text:span></text:p>
        <text:p text:style-name="P81"><text:span text:style-name="T65">I</text:span><text:span text:style-name="T60">f they are using their </text:span><text:span text:style-name="T54">Specialty</text:span><text:span text:style-name="T60">, they may gain up to </text:span><text:span text:style-name="T54">+4 Successes</text:span><text:span text:style-name="T60"> or </text:span><text:span text:style-name="T54">+2 Defense</text:span><text:span text:style-name="T60"> on their roll.</text:span></text:p>
        <text:p text:style-name="P81"><text:span text:style-name="T60">This may be used reflexively </text:span><text:span text:style-name="T66">at any point during the roll, even after everything has been finalized.</text:span></text:p>
        <text:h text:style-name="P89" text:outline-level="2"><text:bookmark-start text:name="Botching"/>Botching<text:bookmark-end text:name="Botching"/></text:h>
        <text:p text:style-name="P79"><text:span text:style-name="T11">If a character fails their action, they may choose to </text:span><text:span text:style-name="T12">worsen</text:span><text:span text:style-name="T11"> their </text:span><text:soft-page-break/><text:span text:style-name="T11">failure </text:span><text:span text:style-name="T53">in a dramatic action</text:span><text:span text:style-name="T11">, as represented by taking a </text:span><text:span text:style-name="T21">Drawback</text:span><text:span text:style-name="T11">. In exchange, they will gain a </text:span><text:a xlink:type="simple" xlink:href="#Strifes" text:style-name="Internet_20_link" text:visited-style-name="Visited_20_Internet_20_Link"><text:span text:style-name="Internet_20_link"><text:span text:style-name="T6">Strife Point</text:span></text:span></text:a><text:span text:style-name="T11">.</text:span></text:p>
        <text:p text:style-name="Exalted">If at all possible, the Player should try to include their <text:span text:style-name="T1">Great Curse</text:span> as reasoning for this Botch. Perhaps a prideful character could not help but reveal a secret in their boasting; a compassionate one unable to hide their disgust at conditions of the city when talking to an official.</text:p>
        <text:h text:style-name="P91" text:outline-level="2">Drawbacks</text:h>
        <text:p text:style-name="P80"><text:span text:style-name="T11">A Drawback can be any sort of action that the Storyteller deems to be a proper </text:span><text:span text:style-name="T20">Price </text:span><text:span text:style-name="T59">the</text:span><text:span text:style-name="T20"> Pay</text:span><text:span text:style-name="T11"> for succeeding (or exceeding) their roll. </text:span></text:p>
        <text:p text:style-name="P75">The following are a list of Examples, but should not be treated as exhaustive or exclusive:</text:p>
        <text:h text:style-name="P92" text:outline-level="3">Gain Limit</text:h>
        <text:p text:style-name="P73">Immediately Limit Break at 10.</text:p>
        <text:p text:style-name="P80"><text:span text:style-name="T11">The character gains 1 point of </text:span><text:a xlink:type="simple" xlink:href="#Limit" text:style-name="Internet_20_link" text:visited-style-name="Visited_20_Internet_20_Link"><text:span text:style-name="Internet_20_link"><text:span text:style-name="T5">Limit</text:span></text:span></text:a><text:span text:style-name="T11">, representing the spiritual stress required to do the task.</text:span></text:p>
        <text:h text:style-name="P92" text:outline-level="3">Wound/Exhaustion</text:h>
        <text:p text:style-name="P73">Cannot take more than (-5) total Wounds/Exhaustion<text:span text:style-name="T36">s</text:span> at a time.</text:p>
        <text:p text:style-name="P75">The strain from pushing beyond their natural constraints causes the character to become injured or exhausted.</text:p>
        <text:p text:style-name="P75">For the remainder of the scene, and then until the character can take an uninterrupted, restful night’s sleep, the character suffers (-1) dice to any roll made with the Attribute Category (Physical, Social, or Mental) they used on this roll.</text:p>
        <text:p text:style-name="P74">This does not affect Static Values such as Resolve.</text:p>
        <text:h text:style-name="P92" text:outline-level="3">The Scene Turns Sour</text:h>
        <text:p text:style-name="P73">This Drawback may only be taken once per scene.</text:p>
        <text:p text:style-name="P75">After this action, the scene becomes negative, if not mildly hostile, towards the character. Perhaps they offended a vital character with their action, or they accidentally gave a secret up to the Antagonist that they can use.</text:p>
        <text:h text:style-name="P51" text:outline-level="2">Advantages and Disadvantages</text:h>
        <text:p text:style-name="Exalted"><text:span text:style-name="T11">The difficulty of an action can be modified by various conditions, whether it be environmental, helpful, or antagonistic. </text:span><text:span text:style-name="T40">As generic term, these are called</text:span><text:span text:style-name="T18"> </text:span><text:span text:style-name="T55">Dice Modifiers</text:span><text:span text:style-name="T18">, but </text:span><text:span text:style-name="T17">will</text:span><text:span text:style-name="T18"> more often is designated </text:span><text:span text:style-name="T19">specifically </text:span><text:span text:style-name="T18">as either an </text:span><text:span text:style-name="T22">Advantage </text:span><text:span text:style-name="T24">or as a </text:span><text:span text:style-name="T22">Disadvantage, </text:span><text:span text:style-name="T25">depending on if it helps the character or impedes them.</text:span></text:p>
        <text:p text:style-name="P25"><text:span text:style-name="T7">By default, Advantages and disadvantages are written in terms of </text:span><text:span text:style-name="T2">dice </text:span><text:span text:style-name="T7">available for the character to roll: (+2, -2 dice). Since this is the default, </text:span><text:span text:style-name="T8">the “dice” moniker is often dropped—if a power ever simply says “+2”, it means to dice.</text:span></text:p>
        <text:p text:style-name="P38"><text:span text:style-name="T61">Whenever a Modifier affects a static value, such as Resolve or Difficulty, you should </text:span><text:span text:style-name="T56">take the average</text:span><text:span text:style-name="T61">, rounding up. <text:s/>+2 dice is +1 to Resolve, for example. </text:span><text:span text:style-name="T62">Some powers will directly reference Static Value or Difficulty modifiers, </text:span><text:span text:style-name="T63">instead of dice.</text:span></text:p>
        <text:h text:style-name="P54" text:outline-level="3">Assigning Modifiers</text:h>
        <text:p text:style-name="P37"><text:span text:style-name="T16">Modifiers can be granted </text:span><text:span text:style-name="T39">from any source, such as any powers, the environment, or even the mental condition of the character taking the action.</text:span></text:p>
        <text:p text:style-name="P23">Any <text:span text:style-name="T1">Modifier</text:span> should be something significant to the scene—something that would perturb even an Exalt. A light rain, while thematic, would not count as a disadvantage. Only when the<text:span text:style-name="T70">re are</text:span> levels of pummeling rain (-<text:span text:style-name="T71">2</text:span>), or even a raging Typhoon (-<text:span text:style-name="T71">4</text:span>).</text:p>
        <table:table table:name="Table2" table:style-name="Table2">
          <table:table-column table:style-name="Table2.A"/>
          <table:table-row table:style-name="Table2.1">
            <table:table-cell table:style-name="Table2.A1" office:value-type="string">
              <text:p text:style-name="P46">Natural Modifiers and Difficulty</text:p>
              <text:p text:style-name="P45">Difficulty, <text:span text:style-name="T69">in its most basic sense,</text:span> is a measure of “Base difficulty + all Disadvantages”. This can often be forgotten when choosing a Difficulty for a task, or when countering specific modifiers.</text:p>
              <text:p text:style-name="P45"/>
              <text:p text:style-name="P45">If a player removes the “visual impairment” modifier from a Difficulty 7 task, it is up to the Storyteller to decide how much of the Difficulty for the task was a result of “visual impairment”, and how much is simply the base difficulty of the task.</text:p>
            </table:table-cell>
          </table:table-row>
        </table:table>
        <text:h text:style-name="P50" text:outline-level="2">Stunting</text:h>
        <text:p text:style-name="P23">The setting of <text:span text:style-name="T3">Exalted</text:span> encourages wild, ambitious, and perhaps dangerous actions of the characters. When a player describes their character doing a “cool” action, the Storyteller should reward them.</text:p>
        <text:p text:style-name="P23">When a player performs a stunt, they get <text:span text:style-name="T1">+2 Dice</text:span> for their action, <text:span text:style-name="T76">and are given more lenience on what actions they are able to perform.</text:span></text:p>
        <text:p text:style-name="P23">The guiding philosophy of stunts is the “Rule of Cool.” If the stated action is “cool” and enhances an existing action, it should both be allowed and encouraged—<text:span text:style-name="T77">even if it is not technically allowed.</text:span></text:p>
        <text:p text:style-name="P29">There are limits to Stunting. A Player cannot dictate the actions or emotions of characters, for example, and the Storyteller reserves the right to reject or alter the stated effects of the stunt as needed.</text:p>
        <text:h text:style-name="P52" text:outline-level="3">Assisting</text:h>
        <text:p text:style-name="P23">A player may assist another character, granting them +2 dice. The receiving character may only accept one Assist per roll.</text:p>
        <text:p text:style-name="P23">The Receiving Player may both accept an Assist, as well as stunt their own action.</text:p>
        <text:p text:style-name="Exalted"><text:span text:style-name="T11">Assisting is considered a </text:span><text:span text:style-name="T41">Simple</text:span><text:span text:style-name="T11"> Action.</text:span></text:p>
        <text:h text:style-name="P47" text:outline-level="2">Essence</text:h>
        <text:p text:style-name="P23">Essence is the fundamental energy that flows through the world, all creatures, and mortals. Exalts are able to guide their own Essence flows to create powerful effects upon the world, called Charms. </text:p>
        <text:p text:style-name="Exalted"><text:span text:style-name="T11">A character’s Essence Rating is a measure of how in tune the character is with the flows of energy through and surrounding them. Much like an Attribute, </text:span><text:span text:style-name="T43">it</text:span><text:span text:style-name="T11"> </text:span><text:span text:style-name="T43">ranges</text:span><text:span text:style-name="T11"> between One and Five </text:span><text:span text:style-name="T28">for Exalts. (</text:span><text:span text:style-name="T11">Mortals have a Rating of Zero.)</text:span></text:p>
        <text:p text:style-name="P23">The Rating of Essence cannot be directly trained. Instead, it only increases in rating as the character gains xp.</text:p>
        <table:table table:name="Table3" table:style-name="Table3">
          <table:table-column table:style-name="Table3.A"/>
          <text:soft-page-break/>
          <table:table-row table:style-name="Table3.1">
            <table:table-cell table:style-name="Table3.A1" office:value-type="string">
              <text:p text:style-name="P9">The Uniqueness of Player Characters</text:p>
              <text:p text:style-name="P7">Player Characters are unusual in the sheer speed and heights they can reach with Essence. The constant stress and challenge of adventure accelerates the gain of Essence far beyond what is normal in the world of Exalted.</text:p>
              <text:p text:style-name="P7">Non-Player Characters do not follow the same rapid gain of Essence that Player Characters do, and are often constrained and capped, limiting what Essence Rating they can reach based on their circumstances.</text:p>
              <text:p text:style-name="P7">Dragonblooded, for example, would find it takes a lifetime to even reach Essence 3—only the eldest of their kind would have access to Major Charms.</text:p>
            </table:table-cell>
          </table:table-row>
        </table:table>
        <text:h text:style-name="P52" text:outline-level="3">Motes</text:h>
        <text:p text:style-name="Exalted"><text:span text:style-name="T11">Essence expenditure is measured in </text:span><text:span text:style-name="T12">Motes</text:span><text:span text:style-name="T11">. When activating a Power that requires motes of Essence the exalt </text:span><text:span text:style-name="T49">will </text:span><text:span text:style-name="T57">first</text:span><text:span text:style-name="T64"> drain from their Personal Mote pool, and once that is exhausted they will drain from their Peripheral Mote Pool.</text:span></text:p>
        <text:list xml:id="list1169494750" text:style-name="Exalt_20_Dot">
          <text:list-item>
            <text:p text:style-name="P77"><text:span text:style-name="T20">Personal Motes</text:span><text:span text:style-name="T11"> are intrinsic to the character. Expenditure of these motes are subtle and do not agitate their anima banner.</text:span></text:p>
            <text:list>
              <text:list-item>
                <text:p text:style-name="P77"><text:span text:style-name="T47">R</text:span><text:span text:style-name="T46">efreshed after a full night’s rest.</text:span></text:p>
              </text:list-item>
            </text:list>
          </text:list-item>
          <text:list-item>
            <text:p text:style-name="P72"><text:span text:style-name="T1">Peripheral Motes</text:span> are the character’s ability to manipulate the world immediately surrounding them, channeling it to their will. Using these motes will <text:span text:style-name="T1">expose their anima banner</text:span>.</text:p>
            <text:list>
              <text:list-item>
                <text:p text:style-name="P78"><text:span text:style-name="T30">Refreshed at the </text:span><text:span text:style-name="T48">beginning of a new Scene.</text:span></text:p>
              </text:list-item>
            </text:list>
          </text:list-item>
        </text:list>
        <text:h text:style-name="P57" text:outline-level="4">Antagonistic Locations</text:h>
        <text:p text:style-name="P23">There are certain locations that are either devoid of Essence, such as the <text:span text:style-name="T1">Underworld</text:span>, or are filled with antagonistic Essence that cannot be easily drawn inward, like <text:span text:style-name="T1">The Wyld</text:span>.</text:p>
        <text:p text:style-name="P30">In these locations, all characters will suffer a Penalty to their Peripheral Mote pool, lowering their capacity.</text:p>
        <table:table table:name="Table9" table:style-name="Table9">
          <table:table-column table:style-name="Table9.A"/>
          <table:table-column table:style-name="Table9.B"/>
          <table:table-column table:style-name="Table9.C"/>
          <table:table-row table:style-name="TableLine2549221605984">
            <table:table-cell table:style-name="Table9.A1" table:number-columns-spanned="3" office:value-type="string">
              <text:p text:style-name="P63">Example Locations</text:p>
            </table:table-cell>
            <table:covered-table-cell/>
            <table:covered-table-cell/>
          </table:table-row>
          <table:table-row table:style-name="TableLine2549221608160">
            <table:table-cell table:style-name="Table9.A2" office:value-type="string">
              <text:p text:style-name="Table_20_Heading">Mote <text:span text:style-name="T67">Pool</text:span></text:p>
            </table:table-cell>
            <table:table-cell table:style-name="Table9.B2" office:value-type="string">
              <text:p text:style-name="Table_20_Heading">Underworld</text:p>
            </table:table-cell>
            <table:table-cell table:style-name="Table9.B2" office:value-type="string">
              <text:p text:style-name="Table_20_Heading">Wyld</text:p>
            </table:table-cell>
          </table:table-row>
          <table:table-row table:style-name="TableLine2549221608976">
            <table:table-cell table:style-name="Table9.A3" office:value-type="string">
              <text:p text:style-name="P67">-5</text:p>
            </table:table-cell>
            <table:table-cell table:style-name="Table9.B3" office:value-type="string">
              <text:p text:style-name="P67">Shadowlands</text:p>
            </table:table-cell>
            <table:table-cell table:style-name="Table9.B3" office:value-type="string">
              <text:p text:style-name="P67">Bordermarches</text:p>
            </table:table-cell>
          </table:table-row>
          <table:table-row table:style-name="Table9.4">
            <table:table-cell table:style-name="Table9.A2" office:value-type="string">
              <text:p text:style-name="P66">-<text:span text:style-name="T78">10</text:span></text:p>
            </table:table-cell>
            <table:table-cell table:style-name="Table9.B2" office:value-type="string">
              <text:p text:style-name="P67">Underworld</text:p>
            </table:table-cell>
            <table:table-cell table:style-name="Table9.B2" office:value-type="string">
              <text:p text:style-name="P68">Wyld</text:p>
            </table:table-cell>
          </table:table-row>
          <table:table-row table:style-name="TableLine2549221611968">
            <table:table-cell table:style-name="Table9.A3" office:value-type="string">
              <text:p text:style-name="P66">-<text:span text:style-name="T78">15</text:span></text:p>
            </table:table-cell>
            <table:table-cell table:style-name="Table9.B3" office:value-type="string">
              <text:p text:style-name="P67">The Labyrinth</text:p>
            </table:table-cell>
            <table:table-cell table:style-name="Table9.B3" office:value-type="string">
              <text:p text:style-name="P68">Deep Wyld</text:p>
            </table:table-cell>
          </table:table-row>
          <table:table-row table:style-name="Table9.6">
            <table:table-cell table:style-name="Table9.A2" office:value-type="string">
              <text:p text:style-name="P66">-<text:span text:style-name="T78">20</text:span></text:p>
            </table:table-cell>
            <table:table-cell table:style-name="Table9.B2" office:value-type="string">
              <text:p text:style-name="P67">Void</text:p>
            </table:table-cell>
            <table:table-cell table:style-name="Table9.B2" office:value-type="string">
              <text:p text:style-name="P69">Expanse of Madness</text:p>
            </table:table-cell>
          </table:table-row>
        </table:table>
        <text:p text:style-name="P30"/>
        <text:h text:style-name="P50" text:outline-level="2">Anima Banner</text:h>
        <text:p text:style-name="P23">Exalts are brimming with energy, their souls suffused with the crackling energy.</text:p>
        <text:p text:style-name="P23">Whenever a character <text:span text:style-name="T7">uses</text:span><text:span text:style-name="T1"> Peripheral Motes</text:span>, this energy crackles to life, and their very soul starts to show to the world in the form of the <text:span text:style-name="T1">Anima Banner</text:span>—a display of light that starts as a soft glow and eventually escalates to a towering bonfire of personal iconography and symbols deeply personal to the character.</text:p>
        <text:p text:style-name="P10">As the Peripheral Pool is depleted, the Anima banner will automatically and reflexively ignite.</text:p>
        <text:list xml:id="list205005787746288" text:continue-list="list3804677196" text:style-name="Exalted_20_Center_20_Dot">
          <text:list-item>
            <text:p text:style-name="P83"><text:span text:style-name="T1">(0m) Dim</text:span><text:tab/>The natural state of the anima. It is invisible to all natural senses, but may be seen by those that can peek into the Spirit Realm.</text:p>
          </text:list-item>
          <text:list-item>
            <text:p text:style-name="P83"><text:span text:style-name="T1">(1-5m) Glowing</text:span><text:tab/>A thin outline of the anima appears around the character, with the respective Caste Mark appearing on their brow. Characters may still disguise and hide their anima through mundane means, such as clothes.</text:p>
          </text:list-item>
          <text:list-item>
            <text:p text:style-name="P83"><text:span text:style-name="T1">(6-10m) Burning</text:span><text:tab/>Essence burns and sheds from the Exalts body, much like the burning of a fire. Hiding the anima at this level is impossible through mundane means.</text:p>
          </text:list-item>
          <text:list-item>
            <text:p text:style-name="P71"><text:span text:style-name="T1">(11m+) Bonfire </text:span>A grand display of solidified Essence wraps around the body, shining its personal iconography to all of those in the scene.</text:p>
          </text:list-item>
        </text:list>
        <text:p text:style-name="P23">Anima Flare takes 15 minutes to naturally abate and decrease in rating, so long that no action inflames them again. Often, this means that the Burning and Bonfire Levels will be active for an entire scene.</text:p>
        <text:p text:style-name="P40"><text:span text:style-name="T11">Exalts may choose to intentionally increase their anima to any desired level by </text:span><text:span text:style-name="T45">spending</text:span><text:span text:style-name="T11"> One Mote (as a Reflexive Action). </text:span><text:span text:style-name="T29">This lasts until the Exalt chooses to dismiss it where it immediately dissipates, unlike the natural Anima Flare.</text:span></text:p>
        <text:h text:style-name="P50" text:outline-level="2"><text:bookmark-start text:name="The Great Curse"/>The Great Curse<text:bookmark-end text:name="The Great Curse"/></text:h>
        <text:p text:style-name="P23">Exaltation is a great and wondrous blessing from the Gods, but with it comes a great and terrible Curse. Perhaps, as the ancient and lost stories speak, the slain Enemies of the Gods lay this Curse upon their servants as a last, spiteful word in their dying breath. Or perhaps it is simply inalienable nature of man, exemplified and given root in power.</text:p>
        <text:p text:style-name="P23">Regardless of its source, every Exalt carries with them the Great Curse, an aggrandized character flaw that can interrupt and sabotage a character’s well meaning in spite of their better nature.</text:p>
        <text:p text:style-name="P24">Each individual Exaltation book details their Great Curse, but it is important to know that these are all <text:span text:style-name="T3">suggestions</text:span>. So long as a character has a flaw that affects their decision, it is an acceptable Great Curse.</text:p>
        <text:p text:style-name="P34">For Example:</text:p>
        <text:list xml:id="list205004692089877" text:continue-list="list1169494750" text:style-name="Exalt_20_Dot">
          <text:list-item>
            <text:p text:style-name="P85"><text:span text:style-name="T20">Solars</text:span><text:span text:style-name="T11"> suffer </text:span><text:span text:style-name="T44">from</text:span><text:span text:style-name="T11"> their own Ego. They are those that tirelessly seek greatness and perfection, and may find others or even themselves not up to the standards they desire.</text:span></text:p>
          </text:list-item>
          <text:list-item>
            <text:p text:style-name="P84"><text:span text:style-name="T1">Lunars</text:span> suffer from being trapped between worlds and are conflicted by the unknown. Are they man or beast? A part of society or apart from it? Their form is constantly shifting, so who are they really?</text:p>
          </text:list-item>
          <text:list-item>
            <text:p text:style-name="P72"><text:span text:style-name="T1">Abyssals</text:span> have a portion of their self consumed by the void: something that is lost and that can never be reclaimed. It <text:soft-page-break/>may be their name and relations; their lost vitality; a loss of emotion and feeling.</text:p>
          </text:list-item>
        </text:list>
        <text:h text:style-name="P52" text:outline-level="3"><text:bookmark-start text:name="Limit"/>Limit<text:bookmark-end text:name="Limit"/></text:h>
        <text:p text:style-name="P23">The stress and wear of an Exalt’s life will build and press upon them, eventually driving them to a breaking point. This is represented by <text:span text:style-name="T1">Limit Points</text:span>.</text:p>
        <text:p text:style-name="P23">Ranging from 0-10, <text:span text:style-name="T1">Limit Points</text:span> represent how strained the Exalt is—how much wear and tear their psyche and soul is under.</text:p>
        <text:p text:style-name="P8">If the character reaches <text:span text:style-name="T1">10 Limit</text:span>, or if they fail on their <text:span text:style-name="T1">Limit Trigger</text:span>, the character will enter into a <text:span text:style-name="T1">Limit Break.</text:span></text:p>
        <text:h text:style-name="P56" text:outline-level="3">Gaining Limit</text:h>
        <text:p text:style-name="P23">A character gains limit by<text:span text:style-name="T37">:</text:span></text:p>
        <text:list xml:id="list205005405334865" text:continue-numbering="true" text:style-name="Exalt_20_Dot">
          <text:list-item>
            <text:p text:style-name="P86">Choosing it as a Drawback.</text:p>
          </text:list-item>
          <text:list-item>
            <text:p text:style-name="P87">Acting against one of their Intimacies, or other deeply-held beliefs.</text:p>
          </text:list-item>
        </text:list>
        <text:p text:style-name="P41"><text:span text:style-name="T37">“Acting against an Intimacy”</text:span> can range from directly suppressing Intimacies in order to proceed with the “greater good”, to being tricked and swindled into taking action against your Intimacies, such as through Social Influence. Ultimately, the decision of whether or not the Character has “acted against their Intimacy” is a personal one, and should be at <text:span text:style-name="T79">the </text:span>discretion of the Player.</text:p>
        <table:table table:name="Table4" table:style-name="Table4">
          <table:table-column table:style-name="Table4.A"/>
          <table:table-row table:style-name="Table4.1">
            <table:table-cell table:style-name="Table4.A1" office:value-type="string">
              <text:p text:style-name="P46">The Calming Effect of Time</text:p>
              <text:p text:style-name="P45">Typically, Limit <text:span text:style-name="T3">only</text:span> resets after a Limit Break. However, long spans of rest, meditation, and peace may ease the Exalt down from their stressed life.</text:p>
              <text:p text:style-name="P45"/>
              <text:p text:style-name="P45">So long as the time breaks are particularly restful, the Exalt may lose 1 Limit per week.</text:p>
            </table:table-cell>
          </table:table-row>
        </table:table>
        <text:h text:style-name="P52" text:outline-level="3">Limit Triggers</text:h>
        <text:p text:style-name="P23">When detailing out their Great Curse, the Player will also need to decide what sort of events will<text:span text:style-name="T1"> inflame</text:span> their Great Curse. This is called the <text:span text:style-name="T1">Limit Trigger.</text:span></text:p>
        <text:p text:style-name="P23">A compassionate character might balk whenever they see a wanton, senseless act of cruelty upon another—such as a slave being whipped. Another might be the sense of failure and dejection when a plan spirals out of control.</text:p>
        <text:p text:style-name="P23">When this event occurs (and the character has at least 2 Limit,) the Player must roll a 1d10. If the die roll matches or exceeds their current Limit, the Character is able to control their emotions for the remainder of the scene.</text:p>
        <text:p text:style-name="P23">However, if the roll is <text:span text:style-name="T1">under</text:span> the current Limit, the Character enters a <text:span text:style-name="T1">Limit Break</text:span>.</text:p>
        <text:h text:style-name="P52" text:outline-level="3">Limit Break</text:h>
        <text:p text:style-name="Exalted"><text:span text:style-name="T11">When a character </text:span><text:span text:style-name="T20">Limit Breaks, </text:span><text:span text:style-name="T11">they lose all perspective on anything that does not align with their </text:span><text:span text:style-name="T20">Great Curse</text:span><text:span text:style-name="T11"> and will make active and considered effort to fulfill it, </text:span><text:span text:style-name="T50">regardless of</text:span><text:span text:style-name="T11"> the consequences. </text:span></text:p>
        <text:p text:style-name="P23">A character Limit Breaking does not lose their faculties, nor do they forget their Intimacies—but those are simply <text:span text:style-name="T3">secondary</text:span> to their Great Curse. Often they will use convoluted and strange reasoning to justify their actions.</text:p>
        <text:p text:style-name="P23">A Limit Break lasts for an entire scene. Only performing a grave offense against their own deeply-held Intimacies would be enough to snap the character out of their actions <text:span text:style-name="T80">prematurely.</text:span></text:p>
        <text:p text:style-name="P23">At the end of a Limit Break, reset Limit to 0.</text:p>
        <table:table table:name="Table5" table:style-name="Table5">
          <table:table-column table:style-name="Table5.A"/>
          <table:table-row table:style-name="Table5.1">
            <table:table-cell table:style-name="Table5.A1" office:value-type="string">
              <text:p text:style-name="P46">Ticking Time Bomb</text:p>
              <text:p text:style-name="P45">There will be occasions when a character enters Limit Break, but turning it into a Limit Break Scene just doesn’t fit—it occurred during a lighthearted scene, or when the Exalt is in the middle of nowhere on their own, or the scene was just wrapping up.</text:p>
              <text:p text:style-name="P45"/>
              <text:p text:style-name="P45">If this occurs, with both the Storyteller and Player in agreement, the Character can postpone the Limit Break to a more appropriate scene—just don’t wait <text:span text:style-name="T3">too </text:span>long.</text:p>
            </table:table-cell>
          </table:table-row>
        </table:table>
        <text:h text:style-name="P50" text:outline-level="2"><text:bookmark-start text:name="Strifes"/>Strifes<text:bookmark-end text:name="Strifes"/></text:h>
        <text:p text:style-name="P23">The world of Creation will push even the mighty Exalted to the brink, and in those moments of desperation, forcing them to delve into reserves they did not know they had. This moment is called a <text:span text:style-name="T1">Strife</text:span>.</text:p>
        <text:p text:style-name="P23">Players are restricted to keeping no more than <text:span text:style-name="T1">5 Strife Points </text:span>at a time. If Strife is gained above this limit, it must immediately be spent in the Scene or be lost.</text:p>
        <text:h text:style-name="P53" text:outline-level="3">Using Strife</text:h>
        <text:h text:style-name="P58" text:outline-level="4">Strife Expression</text:h>
        <text:p text:style-name="P23">Each Exalt and their Caste, has a unique <text:span text:style-name="T1">Expression </text:span>that can boost their Dice rolls. </text:p>
        <text:p text:style-name="P23">For example, Solars may double a favored dice, while Sidereals manipulate what the Target Number of a roll will be.</text:p>
        <text:p text:style-name="P23">Each Exalt’s particular Strife Expression is detailed in their respective book.</text:p>
        <text:h text:style-name="P59" text:outline-level="4">Introduce a Fact</text:h>
        <text:p text:style-name="P35">The Player is allowed to introduce a Fact about the setting, detailing something that is (and always has been) true in the world of Creation.</text:p>
        <text:p text:style-name="P35">This Fact must be internally consistent with what has already been shown to be true about the world. As well, the Storyteller has a right to veto this introduced Fact (in which the Strife Point is returned), but is encouraged to try to make the new Fact work.</text:p>
        <text:p text:style-name="P36">The Fact should be related to the Player’s character in some way, drawing from their Favored Abilities, Specialties, backstory, or Merits in some way. Introducing the Fact that there is ancient order of warriors known to be in the general area would make sense for a Player whose character is a swordsman, but not one whose character is a sorcerer, for example.</text:p>
        <text:h text:style-name="P61" text:outline-level="4">Charm-like Effect</text:h>
        <text:p text:style-name="P23">In addition to their Exalt and Caste Strife Expressions, all players may use a strife point to <text:span text:style-name="T73">create a charm-like effect</text:span><text:span text:style-name="T9">, which will </text:span><text:soft-page-break/><text:span text:style-name="T9">turn the scene in their favor. </text:span><text:span text:style-name="T10">Inspiration can be drawn from any existing non-Greater charm, or it can be custom tailored for the situation.</text:span></text:p>
        <text:p text:style-name="P39"><text:span text:style-name="T27">When using a Strife, the action should simply happen without a roll. So long as a character </text:span><text:span text:style-name="T13">should</text:span><text:span text:style-name="T27"> be able to do something, and it is </text:span><text:span text:style-name="T13">cool</text:span><text:span text:style-name="T27"> for them to do so, it </text:span><text:span text:style-name="T13">does.</text:span><text:span text:style-name="T27"> In this way, </text:span><text:span text:style-name="T42">it</text:span><text:span text:style-name="T27"> can be thought of as a more powerful Stunt.</text:span></text:p>
        <text:p text:style-name="P39"><text:span text:style-name="T27">The only exception being if it </text:span><text:span text:style-name="T15">directly</text:span><text:span text:style-name="T27"> targets an Exalt-level antagonist, in which case a contested roll may be used.</text:span></text:p>
        <text:h text:style-name="P55" text:outline-level="3">Strife Limitations</text:h>
        <text:p text:style-name="P6">There are a few guiding restrictions to keep in mind <text:span text:style-name="T73">with Strifes</text:span>, similar to a Stunt:</text:p>
        <text:list xml:id="list205005584006426" text:continue-numbering="true" text:style-name="Exalt_20_Dot">
          <text:list-item>
            <text:p text:style-name="P86">Other character’s actions cannot be dictated: only those under control of the Player’s.</text:p>
          </text:list-item>
          <text:list-item>
            <text:p text:style-name="P86">The Action cannot <text:span text:style-name="T3">directly</text:span> solve the scene; it can only assist and guide it.</text:p>
          </text:list-item>
          <text:list-item>
            <text:p text:style-name="P86">The Action should flow naturally from the character—a Solar cannot suddenly shapeshift, for example.</text:p>
          </text:list-item>
        </text:list>
        <text:h text:style-name="P5" text:outline-level="5">Example 1</text:h>
        <text:h text:style-name="Heading_20_9" text:outline-level="9">The Archer turns from the Dragonblood threatening her and focusing her essence into a point on their arrow. With a sharp hiss of air, she lets it loose into the nearest mountain, watching as the arrow explodes in an impressive show of Anima. The mountain rumbles as the snow dislodges, causing the newly-fallen snow to groan, rumble, and then start cascading into a deadly avalanche which rushes into the passage, sealing it and cutting off the dynasts reinforcements.</text:h>
        <text:p text:style-name="P49">“I’m going to use my archery to cause an avalanche”. This example accomplishes two dramatic things: it changes the environment, but ultimately it is about stopping the Antagonist’s time constraint on their battle. It assists the Player and their scene, but does not solve the pressing issue—the fight with the Dragonblooded.</text:p>
        <text:h text:style-name="P5" text:outline-level="5">Example 2</text:h>
        <text:h text:style-name="Heading_20_9" text:outline-level="9">The Sorcerer looks apprehensive at his map. The desert has become inhospitable to their travels, and the rations for their mortal followers slim—if a solution isn’t found, they will arrive exhausted, or be forced to take a detour through the Guild’s controlled areas. His brown furrows, then suddenly shoots up: “Turn the caravan west, I see a Dragonline I can tap for water!”</text:h>
        <text:p text:style-name="P49">“He’s going to use Sorcery to pull up water from the ground.” In this situation, the problem being addressed is exhaustion or avoiding a bad decision—preventing a negative.</text:p>
        <text:h text:style-name="P5" text:outline-level="5">Example 3</text:h>
        <text:h text:style-name="Heading_20_9" text:outline-level="9">The Crafter analyzes the complex door in front of them, which is blocking their way, the code shifting and twisting before their eyes. “I can simply craft a new key to the puzzle. Hold on for a moment.”</text:h>
        <text:p text:style-name="P49">“The door is locked? I can just open it with crafting.” Is <text:span text:style-name="T1">bad </text:span>because the main objective of this scene is to get past the door blocking their path. In a different scene where the door was not the main obstacle, this <text:span text:style-name="T3">might</text:span> be acceptable. Instead, an alteration can be suggested:</text:p>
        <text:h text:style-name="Heading_20_9" text:outline-level="9"><text:s/>The Crafter analyzes the shifting patterns of the door, then with a swift kick, lodges one of the panels shut, stopping the patterns from constantly moving. “There, that should be easier to read now.”</text:h>
        <text:p text:style-name="P49">“The puzzle glyph<text:span text:style-name="T68">s</text:span> are moving? I’m going to jam them down so it lowers the difficulty.”</text:p>
        <text:h text:style-name="P53" text:outline-level="3">Gaining Strife</text:h>
        <text:p text:style-name="P23">Strife may be gained through two ways: <text:span text:style-name="T1">Botches </text:span>and <text:span text:style-name="T1">Scene Complications</text:span>.</text:p>
        <text:p text:style-name="Exalted"><text:a xlink:type="simple" xlink:href="#Botching" text:style-name="Internet_20_link" text:visited-style-name="Visited_20_Internet_20_Link"><text:span text:style-name="Internet_20_link"><text:span text:style-name="T5">Botches</text:span></text:span></text:a><text:span text:style-name="T11"> are Player-driven choices to drive their character’s failure into a </text:span><text:span text:style-name="T12">magnificent</text:span><text:span text:style-name="T11"> failure—a low so that they may later rise to even greater heights.</text:span></text:p>
        <text:h text:style-name="P60" text:outline-level="4"><text:bookmark-start text:name="Complications"/>Complications<text:bookmark-end text:name="Complications"/></text:h>
        <text:p text:style-name="P27">A <text:span text:style-name="T1">Complication</text:span> is a tool for the Storyteller to inject danger, twists, and story momentum into the Story—<text:span text:style-name="T3">without Player Characters being able to meaningfully react.</text:span> (The Characters will almost certainly react, but the outcome is a forgone conclusion.)</text:p>
        <text:p text:style-name="P27">In other words, while Players can spend Strife to Turn the Scene in their <text:span text:style-name="T3">favor</text:span>, Storytellers can give Strife to Turn the Scene <text:span text:style-name="T3">against</text:span> the Players—not simply describe challenges or consequences of actions.</text:p>
        <text:p text:style-name="P27">The Storyteller gifts a Strife Point to all Players who are affected by this event—and this single Strife Point guarantees the <text:span text:style-name="T3">outcome</text:span> of the event in the Scene, no matter how many attempts are made.</text:p>
        <text:p text:style-name="P28">Examples:</text:p>
        <text:list xml:id="list205004586154405" text:continue-numbering="true" text:style-name="Exalt_20_Dot">
          <text:list-item>
            <text:p text:style-name="P88">An Antagonist group escapes after their defeat in a fight, slipping the bonds or escaping pursuit.</text:p>
          </text:list-item>
          <text:list-item>
            <text:p text:style-name="P88">The Caves the Party is in start rumbling, warning of an imminent collapse in but two short Rounds.</text:p>
          </text:list-item>
          <text:list-item>
            <text:p text:style-name="P88">A source of information shoots down interrogation techniques, refusing to divulge important details.</text:p>
          </text:list-item>
        </text:list>
        <table:table table:name="Table6" table:style-name="Table6">
          <table:table-column table:style-name="Table6.A"/>
          <text:soft-page-break/>
          <table:table-row table:style-name="Table6.1">
            <table:table-cell table:style-name="Table6.A1" office:value-type="string">
              <text:p text:style-name="Sidebar_20_Heading">Rejecting Strife</text:p>
              <text:p text:style-name="Sidebar">Players, by accepting the Strife, are giving up their ability to change the course of the event.</text:p>
              <text:p text:style-name="Sidebar">They have the option of refusing to take the Strife Point, defying the Storyteller’s influence. (This must be an all-or-nothing decision between all Players receiving the Strife—all must reject, or else all must accept.)</text:p>
              <text:p text:style-name="Sidebar">If this happens, the Storyteller must let the Player Characters challenge the event in a fair manner.</text:p>
              <text:p text:style-name="Sidebar"><text:span text:style-name="T11">The Storyteller should also take care not to </text:span><text:span text:style-name="T12">abuse</text:span><text:span text:style-name="T11"> the Complication mechanic to the point where it becomes </text:span><text:span text:style-name="T38">frustrating</text:span><text:span text:style-name="T11">—if they find that Players are constantly rejecting Strife, or grumbling and accepting, make sure to talk with the Players to see if the direction of the game is what everyone agrees with.</text:span></text:p>
            </table:table-cell>
          </table:table-row>
        </table:table>
        <text:p text:style-name="P23">The main source of Strife is gained by players choosing to <text:span text:style-name="T1">Botch</text:span> their rolls.</text:p>
        <text:p text:style-name="P23">Another source is being gifted a point by the Storyteller in exchange for letting certain events unfold as described—in spite of Player actions. For example, after a combat scene with a recurring antagonist, the Storyteller would grant a Strife point to allow the antagonist to escape without a (successful) pursuit, so they can lick their wounds and try again.</text:p>
        <text:h text:style-name="P50" text:outline-level="2">Elsewhere and Equipment</text:h>
        <text:p text:style-name="P23">The mechanisms of reality are flawed. Items, particularly those not paid attention to, have a tendency to reappear and move to alternate locations. Mortals will often attribute this forgetfulness, or not recognize the incongruity at all, when in reality it is the tireless motions of the Loom taking shortcuts.</text:p>
        <text:p text:style-name="P23">Exalts, long ago, learned how to quietly and easily exploit this—simply though sleight of hand, they can store their physical items in places and not feel the weight nor brunt of the equipment. It is not unusual for an Exalt to suddenly pull out a large daiklaive from little more than a handbag’s opening.</text:p>
        <text:p text:style-name="P32">Depositing or retrieving equipment from Elsewhere takes an entire Action.</text:p>
        <text:p text:style-name="Exalted"><text:span text:style-name="T11">Sidereals have labeled this flaw as “Elsewhere,” since the items are neither </text:span><text:span text:style-name="T14">here</text:span><text:span text:style-name="T11"> nor </text:span><text:span text:style-name="T14">there</text:span><text:span text:style-name="T11">, but </text:span><text:span text:style-name="T51">simply somewhere…</text:span><text:span text:style-name="T11">else. </text:span><text:span text:style-name="T31">Certainly it is something that needs to be fixed. Eventually. </text:span><text:span text:style-name="T32">Preferably by someone else.</text:span></text:p>
        <text:p text:style-name="P42"><text:span text:style-name="T11">Elsewhere is not all-powerful. The Exalt must reasonably be able to carry the items in the first place, and it must not be something that has a particularly close and important tie to reality. For example: living creatures </text:span><text:span text:style-name="T34">cannot be kept in Elsewhere, as </text:span><text:span text:style-name="T52">their mind and soul has far too great of self-awareness to be forgotten by reality.</text:span></text:p>
        <text:p text:style-name="P31">As well, while time does not affect items <text:span text:style-name="T4">inside</text:span> of Elsewhere, <text:span text:style-name="T81">the moment it is pulled out reality will quickly reassert itself. Food would rot within seconds, and we iron rust within a blink of an eye.</text:span></text:p>
        <text:p text:style-name="P23">Items stored in Elsewhere of a dead Exalt will eventually reassert themselves into reality—often by finding themselves in nearby containers that may not have existed until needed for this precise purpose.</text:p>
        <text:h text:style-name="P50" text:outline-level="2">Storyteller Timelines</text:h>
        <text:p text:style-name="P23">Rather than count the exact minutes and hours of effects, Exalted rely on a more cinematic approach. A charm’s duration may be declared as a <text:span text:style-name="T3">Scene</text:span>, for example.</text:p>
        <table:table table:name="Table10" table:style-name="Table10" table:template-name="Exalted">
          <table:table-column table:style-name="Table10.A"/>
          <table:table-column table:style-name="Table10.B"/>
          <table:table-row table:style-name="TableLine2549221611696">
            <table:table-cell table:style-name="Table10.A1" office:value-type="string">
              <text:p text:style-name="P62"/>
            </table:table-cell>
            <table:table-cell table:style-name="Table10.A1" office:value-type="string">
              <text:p text:style-name="P64">Description</text:p>
            </table:table-cell>
          </table:table-row>
          <table:table-row table:style-name="TableLine2549221616048">
            <table:table-cell table:style-name="Table10.A2" office:value-type="string">
              <text:p text:style-name="P65">Round</text:p>
            </table:table-cell>
            <table:table-cell table:style-name="Table10.A2" office:value-type="string">
              <text:p text:style-name="Table_20_Contents">How long it takes for all characters to each perform a set of Actions, typically in Combat or an Encounter.</text:p>
            </table:table-cell>
          </table:table-row>
          <table:table-row table:style-name="TableLine2549221600544">
            <table:table-cell table:style-name="Table10.A3" office:value-type="string">
              <text:p text:style-name="P65">Scene</text:p>
            </table:table-cell>
            <table:table-cell table:style-name="Table10.A3" office:value-type="string">
              <text:p text:style-name="Table_20_Contents">Long enough to set out and accomplish a single, dedicated task. Combat from start to finish would be a scene, as would characters searching for clues in an old abandoned monastery. This typically spans minutes to hours.</text:p>
            </table:table-cell>
          </table:table-row>
          <table:table-row table:style-name="TableLine2549221601360">
            <table:table-cell table:style-name="Table10.A2" office:value-type="string">
              <text:p text:style-name="P65">Session</text:p>
            </table:table-cell>
            <table:table-cell table:style-name="Table10.A2" office:value-type="string">
              <text:p text:style-name="Table_20_Contents">A single sitting of when Players begin and end roleplaying, spanning an entire night.</text:p>
            </table:table-cell>
          </table:table-row>
          <table:table-row table:style-name="TableLine2549221626112">
            <table:table-cell table:style-name="Table10.A3" office:value-type="string">
              <text:p text:style-name="P65">Story</text:p>
            </table:table-cell>
            <table:table-cell table:style-name="Table10.A3" office:value-type="string">
              <text:p text:style-name="Table_20_Contents">Several sessions that form a full narrative arch: from establishing a threat to reaching the resolution.</text:p>
            </table:table-cell>
          </table:table-row>
          <table:table-row table:style-name="TableLine2549221617136">
            <table:table-cell table:style-name="Table10.A2" office:value-type="string">
              <text:p text:style-name="P65">Chronicle</text:p>
            </table:table-cell>
            <table:table-cell table:style-name="Table10.A2" office:value-type="string">
              <text:p text:style-name="Table_20_Contents">A complete game, encompassing all the stories relevant to a set of characters.</text:p>
            </table:table-cell>
          </table:table-row>
        </table:table>
        <text:h text:style-name="P50" text:outline-level="2">Magnitudes</text:h>
        <text:p text:style-name="P23"><text:span text:style-name="T3">Exalted</text:span> is styled in more of a cinematic, broad-sweeping style game rather than a precise simulation war-game. Instead of detailing out every person, time frame, or area, it will instead deal with measures of <text:span text:style-name="T3">magnitude.</text:span></text:p>
        <text:p text:style-name="P23">Some Powers will declare an increase (or decrease) in a <text:span text:style-name="T3">magnitude</text:span>. Those magnitude definitions are as follows:</text:p>
        <table:table table:name="Table7" table:style-name="Table7">
          <table:table-column table:style-name="Table7.A"/>
          <table:table-column table:style-name="Table7.B"/>
          <table:table-column table:style-name="Table7.C"/>
          <table:table-column table:style-name="Table7.D" table:number-columns-repeated="2"/>
          <table:table-row table:style-name="Table7.1">
            <table:table-cell table:style-name="Table7.A1" table:number-columns-spanned="5" office:value-type="string">
              <text:p text:style-name="P18">Group Magnitudes</text:p>
            </table:table-cell>
            <table:covered-table-cell/>
            <table:covered-table-cell/>
            <table:covered-table-cell/>
            <table:covered-table-cell/>
          </table:table-row>
          <table:table-row table:style-name="Table7.1">
            <table:table-cell table:style-name="Table7.A2" office:value-type="string">
              <text:p text:style-name="P20">Scale</text:p>
            </table:table-cell>
            <table:table-cell table:style-name="Table7.B2" office:value-type="string">
              <text:p text:style-name="P20">Population</text:p>
            </table:table-cell>
            <table:table-cell table:style-name="Table7.C2" office:value-type="string">
              <text:p text:style-name="P20">Name</text:p>
            </table:table-cell>
            <table:table-cell table:style-name="Table7.D2" table:number-columns-spanned="2" office:value-type="string">
              <text:p text:style-name="P21"><text:span text:style-name="T11">Military Designation</text:span><text:span text:style-name="T33">s</text:span></text:p>
            </table:table-cell>
            <table:covered-table-cell/>
          </table:table-row>
          <table:table-row table:style-name="Table7.1">
            <table:table-cell table:style-name="Table7.A3" office:value-type="string">
              <text:p text:style-name="P15">1</text:p>
            </table:table-cell>
            <table:table-cell table:style-name="Table7.B3" office:value-type="string">
              <text:p text:style-name="P11">1</text:p>
            </table:table-cell>
            <table:table-cell table:style-name="Table7.B3" office:value-type="string">
              <text:p text:style-name="P11">Individual</text:p>
            </table:table-cell>
            <table:table-cell table:style-name="Table7.D3" office:value-type="string">
              <text:p text:style-name="P11">-</text:p>
            </table:table-cell>
            <table:table-cell table:style-name="Table7.A3" office:value-type="string">
              <text:p text:style-name="P11">-</text:p>
            </table:table-cell>
          </table:table-row>
          <table:table-row table:style-name="Table7.1">
            <table:table-cell table:style-name="Table7.A4" office:value-type="string">
              <text:p text:style-name="P15">2</text:p>
            </table:table-cell>
            <table:table-cell table:style-name="Table7.B4" office:value-type="string">
              <text:p text:style-name="P11">10</text:p>
            </table:table-cell>
            <table:table-cell table:style-name="Table7.C4" office:value-type="string">
              <text:p text:style-name="P11">Party/Group</text:p>
            </table:table-cell>
            <table:table-cell table:style-name="Table7.D4" office:value-type="string">
              <text:p text:style-name="P11">Squad </text:p>
            </table:table-cell>
            <table:table-cell table:style-name="Table7.E4" office:value-type="string">
              <text:p text:style-name="P14">Fang</text:p>
            </table:table-cell>
          </table:table-row>
          <table:table-row table:style-name="Table7.1">
            <table:table-cell table:style-name="Table7.A3" office:value-type="string">
              <text:p text:style-name="P15">3</text:p>
            </table:table-cell>
            <table:table-cell table:style-name="Table7.B3" office:value-type="string">
              <text:p text:style-name="P11">50</text:p>
            </table:table-cell>
            <table:table-cell table:style-name="Table7.B3" office:value-type="string">
              <text:p text:style-name="P11">Crowd</text:p>
            </table:table-cell>
            <table:table-cell table:style-name="Table7.D3" office:value-type="string">
              <text:p text:style-name="P11">Troop </text:p>
            </table:table-cell>
            <table:table-cell table:style-name="Table7.A3" office:value-type="string">
              <text:p text:style-name="P14">Scale</text:p>
            </table:table-cell>
          </table:table-row>
          <table:table-row table:style-name="Table7.1">
            <table:table-cell table:style-name="Table7.A6" office:value-type="string">
              <text:p text:style-name="P15">4</text:p>
            </table:table-cell>
            <table:table-cell table:style-name="Table7.B6" office:value-type="string">
              <text:p text:style-name="P11">100</text:p>
            </table:table-cell>
            <table:table-cell table:style-name="Table7.C6" office:value-type="string">
              <text:p text:style-name="P11">Hamlet</text:p>
            </table:table-cell>
            <table:table-cell table:style-name="Table7.D6" office:value-type="string">
              <text:p text:style-name="P11">Company </text:p>
            </table:table-cell>
            <table:table-cell table:style-name="Table7.E6" office:value-type="string">
              <text:p text:style-name="P14">Talon</text:p>
            </table:table-cell>
          </table:table-row>
          <table:table-row table:style-name="Table7.1">
            <table:table-cell table:style-name="Table7.A3" office:value-type="string">
              <text:p text:style-name="P15">5</text:p>
            </table:table-cell>
            <table:table-cell table:style-name="Table7.B3" office:value-type="string">
              <text:p text:style-name="P11">500</text:p>
            </table:table-cell>
            <table:table-cell table:style-name="Table7.B3" office:value-type="string">
              <text:p text:style-name="P11">Village</text:p>
            </table:table-cell>
            <table:table-cell table:style-name="Table7.D3" office:value-type="string">
              <text:p text:style-name="P11">Battalion </text:p>
            </table:table-cell>
            <table:table-cell table:style-name="Table7.A3" office:value-type="string">
              <text:p text:style-name="P14">Wing</text:p>
            </table:table-cell>
          </table:table-row>
          <table:table-row table:style-name="Table7.1">
            <table:table-cell table:style-name="Table7.A8" office:value-type="string">
              <text:p text:style-name="P12">6</text:p>
            </table:table-cell>
            <table:table-cell table:style-name="Table7.B8" office:value-type="string">
              <text:p text:style-name="P11">1,000</text:p>
            </table:table-cell>
            <table:table-cell table:style-name="Table7.C8" office:value-type="string">
              <text:p text:style-name="P11">Town</text:p>
            </table:table-cell>
            <table:table-cell table:style-name="Table7.D8" office:value-type="string">
              <text:p text:style-name="P11">Regiment </text:p>
            </table:table-cell>
            <table:table-cell table:style-name="Table7.E8" office:value-type="string">
              <text:p text:style-name="P14">Dragon</text:p>
            </table:table-cell>
          </table:table-row>
          <table:table-row table:style-name="Table7.1">
            <table:table-cell table:style-name="Table7.A3" office:value-type="string">
              <text:p text:style-name="P13">7</text:p>
            </table:table-cell>
            <table:table-cell table:style-name="Table7.B3" office:value-type="string">
              <text:p text:style-name="P11">10,000</text:p>
            </table:table-cell>
            <table:table-cell table:style-name="Table7.B3" office:value-type="string">
              <text:p text:style-name="P11">City</text:p>
            </table:table-cell>
            <table:table-cell table:style-name="Table7.D3" office:value-type="string">
              <text:p text:style-name="P11">Army</text:p>
            </table:table-cell>
            <table:table-cell table:style-name="Table7.A3" office:value-type="string">
              <text:p text:style-name="P14">Legion</text:p>
            </table:table-cell>
          </table:table-row>
          <table:table-row table:style-name="Table7.1">
            <table:table-cell table:style-name="Table7.A10" office:value-type="string">
              <text:p text:style-name="P13">8</text:p>
            </table:table-cell>
            <table:table-cell table:style-name="Table7.B10" office:value-type="string">
              <text:p text:style-name="P11">100,000</text:p>
            </table:table-cell>
            <table:table-cell table:style-name="Table7.C10" office:value-type="string">
              <text:p text:style-name="P11">Prefecture</text:p>
            </table:table-cell>
            <table:table-cell table:style-name="Table7.D10" office:value-type="string">
              <text:p text:style-name="P11">-</text:p>
            </table:table-cell>
            <table:table-cell table:style-name="Table7.E10" office:value-type="string">
              <text:p text:style-name="P11">-</text:p>
            </table:table-cell>
          </table:table-row>
          <table:table-row table:style-name="Table7.1">
            <table:table-cell table:style-name="Table7.A11" office:value-type="string">
              <text:p text:style-name="P13">9</text:p>
            </table:table-cell>
            <table:table-cell table:style-name="Table7.B11" office:value-type="string">
              <text:p text:style-name="P11">1,000,000</text:p>
            </table:table-cell>
            <table:table-cell table:style-name="Table7.C11" office:value-type="string">
              <text:p text:style-name="P11">Province</text:p>
            </table:table-cell>
            <table:table-cell table:style-name="Table7.D11" office:value-type="string">
              <text:p text:style-name="P11">-</text:p>
            </table:table-cell>
            <table:table-cell table:style-name="Table7.E11" office:value-type="string">
              <text:p text:style-name="P11">-</text:p>
            </table:table-cell>
          </table:table-row>
        </table:table>
        <text:p text:style-name="P23"/>
      </text:section>
      <text:section text:style-name="Sect2" text:name="Section1">
        <table:table table:name="Table8" table:style-name="Table8">
          <table:table-column table:style-name="Table8.A"/>
          <table:table-column table:style-name="Table8.B"/>
          <text:soft-page-break/>
          <table:table-row table:style-name="Table8.1">
            <table:table-cell table:style-name="Table8.A1" table:number-columns-spanned="2" office:value-type="string">
              <text:p text:style-name="P19">Time Magnitudes</text:p>
            </table:table-cell>
            <table:covered-table-cell/>
          </table:table-row>
          <table:table-row table:style-name="Table8.1">
            <table:table-cell table:style-name="Table8.A2" office:value-type="string">
              <text:p text:style-name="P22">Scale</text:p>
            </table:table-cell>
            <table:table-cell table:style-name="Table8.B2" office:value-type="string">
              <text:p text:style-name="P20">Name</text:p>
            </table:table-cell>
          </table:table-row>
          <table:table-row table:style-name="Table8.1">
            <table:table-cell table:style-name="Table8.A3" office:value-type="string">
              <text:p text:style-name="P17">1</text:p>
            </table:table-cell>
            <table:table-cell table:style-name="Table8.A3" office:value-type="string">
              <text:p text:style-name="P11">Second (Instant)</text:p>
            </table:table-cell>
          </table:table-row>
          <table:table-row table:style-name="Table8.1">
            <table:table-cell table:style-name="Table8.A4" office:value-type="string">
              <text:p text:style-name="P17">2</text:p>
            </table:table-cell>
            <table:table-cell table:style-name="Table8.B4" office:value-type="string">
              <text:p text:style-name="P11">Minute (Moment)</text:p>
            </table:table-cell>
          </table:table-row>
          <table:table-row table:style-name="Table8.1">
            <table:table-cell table:style-name="Table8.A3" office:value-type="string">
              <text:p text:style-name="P17">3</text:p>
            </table:table-cell>
            <table:table-cell table:style-name="Table8.A3" office:value-type="string">
              <text:p text:style-name="P11">Hour</text:p>
            </table:table-cell>
          </table:table-row>
          <table:table-row table:style-name="Table8.1">
            <table:table-cell table:style-name="Table8.A6" office:value-type="string">
              <text:p text:style-name="P17">4</text:p>
            </table:table-cell>
            <table:table-cell table:style-name="Table8.B6" office:value-type="string">
              <text:p text:style-name="P11">Day</text:p>
            </table:table-cell>
          </table:table-row>
          <table:table-row table:style-name="Table8.1">
            <table:table-cell table:style-name="Table8.A3" office:value-type="string">
              <text:p text:style-name="P17">5</text:p>
            </table:table-cell>
            <table:table-cell table:style-name="Table8.A3" office:value-type="string">
              <text:p text:style-name="P11">Week</text:p>
            </table:table-cell>
          </table:table-row>
          <table:table-row table:style-name="Table8.1">
            <table:table-cell table:style-name="Table8.A8" office:value-type="string">
              <text:p text:style-name="P17">6</text:p>
            </table:table-cell>
            <table:table-cell table:style-name="Table8.B8" office:value-type="string">
              <text:p text:style-name="P11">Month</text:p>
            </table:table-cell>
          </table:table-row>
          <table:table-row table:style-name="Table8.1">
            <table:table-cell table:style-name="Table8.A3" office:value-type="string">
              <text:p text:style-name="P17">7</text:p>
            </table:table-cell>
            <table:table-cell table:style-name="Table8.A3" office:value-type="string">
              <text:p text:style-name="P11">Season</text:p>
            </table:table-cell>
          </table:table-row>
          <table:table-row table:style-name="Table8.1">
            <table:table-cell table:style-name="Table8.A10" office:value-type="string">
              <text:p text:style-name="P17">8</text:p>
            </table:table-cell>
            <table:table-cell table:style-name="Table8.B10" office:value-type="string">
              <text:p text:style-name="P11">Year</text:p>
            </table:table-cell>
          </table:table-row>
          <table:table-row table:style-name="Table8.1">
            <table:table-cell table:style-name="Table8.A11" office:value-type="string">
              <text:p text:style-name="P16">9</text:p>
            </table:table-cell>
            <table:table-cell table:style-name="Table8.B11" office:value-type="string">
              <text:p text:style-name="P11">Decade</text:p>
            </table:table-cell>
          </table:table-row>
          <table:table-row table:style-name="Table8.1">
            <table:table-cell table:style-name="Table8.A12" office:value-type="string">
              <text:p text:style-name="P13">10</text:p>
            </table:table-cell>
            <table:table-cell table:style-name="Table8.B12" office:value-type="string">
              <text:p text:style-name="P11">Century</text:p>
            </table:table-cell>
          </table:table-row>
        </table:table>
        <text:p text:style-name="P4"/>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adornments="Regular" style:font-charset="x-symbol"/>
    <style:font-face style:name="Mercury Text G2 Bold" svg:font-family="'Mercury Text G2 Bold'" style:font-adornments="Bold" style:font-family-generic="modern" style:font-pitch="variable"/>
    <style:font-face style:name="Arial1" svg:font-family="Arial" style:font-family-generic="roman" style:font-pitch="variable"/>
    <style:font-face style:name="Droid Serif" svg:font-family="'Droid Serif'"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Droid Serif1" svg:font-family="'Droid Serif'"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Envision Roman" fo:font-family="'Envision Roman'" style:font-family-generic="swiss" style:font-pitch="variable" fo:font-size="20pt"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0b5394" loext:opacity="100%" style:font-name="Envision Roman" fo:font-family="'Envision Roman'" style:font-family-generic="swiss" style:font-pitch="variable" fo:font-size="18pt"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list-style-name=""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3d85c6" loext:opacity="100%" style:font-name="Goudy" fo:font-family="Goudy" style:font-family-generic="swiss" style:font-pitch="variable" fo:font-size="12pt"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4"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Goudy" fo:font-family="Goudy" style:font-family-generic="swiss" style:font-pitch="variable" fo:font-size="12pt" fo:font-style="italic"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style:parent-style-name="Exalted" style:next-style-name="Exalted" style:default-outline-level="5"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style:parent-style-name="Exalted" style:next-style-name="Exalted" style:default-outline-level="7" style:list-style-name="" style:class="text" style:master-page-name="">
      <style:paragraph-properties fo:margin-top="0in" fo:margin-bottom="0.0555in" style:contextual-spacing="false" fo:line-height="100%" fo:text-align="start" style:justify-single-word="false" fo:keep-together="always" fo:orphans="2" fo:widows="2" fo:hyphenation-ladder-count="no-limit" style:page-number="auto" fo:keep-with-next="always" style:punctuation-wrap="simple" style:writing-mode="lr-tb"/>
      <style:text-properties fo:color="#666666" loext:opacity="100%" style:font-name="Arial" fo:font-family="Arial" style:font-family-generic="swiss" style:font-pitch="variable" fo:font-size="11pt"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Footer" style:family="paragraph" style:parent-style-name="Header_20_and_20_Footer" style:default-outline-level="" style:class="extra"/>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1"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1"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Exalted" style:family="paragraph" style:default-outline-level="">
      <style:paragraph-properties fo:margin-top="0in" fo:margin-bottom="0.0799in" style:contextual-spacing="false" fo:line-height="100%" fo:text-align="start" style:justify-single-word="false" fo:orphans="0" fo:widows="0" fo:hyphenation-ladder-count="no-limit" style:punctuation-wrap="simple" style:writing-mode="lr-tb"/>
      <style:text-properties style:use-window-font-color="true" loext:opacity="0%" style:font-name="Times New Roman" fo:font-family="'Times New Roman'" style:font-family-generic="roman" style:font-pitch="variable" fo:font-size="10pt" officeooo:rsid="001caae1"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Greater_20_Charm" style:display-name="Greater Charm" style:family="paragraph" style:parent-style-name="Exalted" style:default-outline-level="6" style:list-style-name="">
      <style:paragraph-properties fo:margin-top="0in" fo:margin-bottom="0.0799in" style:contextual-spacing="false" fo:line-height="100%" fo:text-align="end" style:justify-single-word="false" fo:orphans="0" fo:widows="0" fo:hyphenation-ladder-count="no-limit" fo:padding-left="0in" fo:padding-right="0in" fo:padding-top="0in" fo:padding-bottom="0.028in" fo:border-left="none" fo:border-right="none" fo:border-top="none" fo:border-bottom="0.99pt solid #1c4587" style:punctuation-wrap="simple" style:writing-mode="lr-tb"/>
      <style:text-properties fo:color="#0b5394" loext:opacity="100%" style:font-name="Envision Roman1" fo:font-family="'Envision Roman'" style:font-family-generic="roman" style:font-pitch="variable" fo:font-size="18pt" fo:language="en" fo:country="none" style:text-underline-style="none"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Heading_20_10" style:display-name="Heading 10" style:family="paragraph" style:parent-style-name="Exalted" style:next-style-name="Text_20_body" style:default-outline-level="10" style:class="text" style:master-page-name="">
      <style:paragraph-properties fo:margin-top="0.0417in" fo:margin-bottom="0.0417in" style:contextual-spacing="false" fo:text-align="end" style:justify-single-word="false" style:page-number="auto" fo:padding="0.0201in" fo:border-left="none" fo:border-right="none" fo:border-top="none" fo:border-bottom="0.99pt solid #1c4587">
        <style:tab-stops/>
      </style:paragraph-properties>
      <style:text-properties fo:color="#0b5394" loext:opacity="100%" style:font-name="Envision Roman1" fo:font-family="'Envision Roman'" style:font-family-generic="roman" style:font-pitch="variable" fo:font-size="18pt" style:text-underline-style="none" fo:font-weight="normal" officeooo:rsid="001caae1" style:letter-kerning="false" style:font-name-asian="Modern Antiqua1" style:font-family-asian="'Modern Antiqua'" style:font-family-generic-asian="system" style:font-pitch-asian="variable" style:font-size-asian="18pt" style:language-asian="zh" style:country-asian="CN" style:font-weight-asian="bold" style:font-name-complex="Modern Antiqua1" style:font-family-complex="'Modern Antiqua'" style:font-family-generic-complex="system" style:font-pitch-complex="variable" style:font-size-complex="18pt" style:language-complex="hi" style:country-complex="IN" style:font-weight-complex="bold"/>
    </style:style>
    <style:style style:name="Heading_20_9" style:display-name="Heading 9" style:family="paragraph" style:parent-style-name="Exalted" style:next-style-name="Text_20_body" style:default-outline-level="9" style:class="text">
      <style:paragraph-properties fo:margin-left="0.1402in" fo:margin-right="0in" fo:margin-top="0.0417in" fo:margin-bottom="0.0417in" style:contextual-spacing="false" fo:text-indent="0in" style:auto-text-indent="false"/>
      <style:text-properties style:use-window-font-color="true" loext:opacity="0%" style:font-name="Times New Roman" fo:font-family="'Times New Roman'" style:font-family-generic="roman" style:font-pitch="variable" fo:font-size="10pt" fo:font-style="italic" fo:font-weight="normal" officeooo:rsid="001caae1" style:letter-kerning="false" style:font-name-asian="Spectral1" style:font-family-asian="Spectral" style:font-family-generic-asian="system" style:font-pitch-asian="variable" style:font-size-asian="10pt" style:language-asian="zh" style:country-asian="CN" style:font-style-asian="italic" style:font-weight-asian="normal" style:font-name-complex="Spectral1" style:font-family-complex="Spectral" style:font-family-generic-complex="system" style:font-pitch-complex="variable" style:font-size-complex="10pt" style:language-complex="hi" style:country-complex="IN" style:font-weight-complex="normal"/>
    </style:style>
    <style:style style:name="Visited_20_Internet_20_Link" style:display-name="Visited Internet Link" style:family="text">
      <style:text-properties fo:color="#800080" loext:opacity="100%" fo:font-style="italic" style:text-underline-style="solid" style:text-underline-width="auto" style:text-underline-color="font-color" fo:font-weight="bold"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Internet_20_link" style:display-name="Internet link" style:family="text">
      <style:text-properties fo:color="#2a6099" loext:opacity="100%"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Exalt_20_Dot" style:display-name="Exalt Dot">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3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 style:display-name="Exalted Center">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Exalted.1"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paragraph-properties fo:text-align="center"/>
      <style:text-properties fo:font-size="10pt" fo:font-weight="bold" style:font-name="Times New Roman" fo:font-family="'Times New Roman'" style:font-size-asian="10pt" style:font-weight-asian="bold" style:font-name-asian="Spectral" style:font-family-asian="Spectral" style:font-family-generic-asian="roman" style:font-size-complex="10pt" style:font-weight-complex="bold" style:font-name-complex="Spectral" style:font-family-complex="Spectral" style:font-family-generic-complex="roman"/>
    </style:style>
    <style:style style:name="Exalted.2" style:family="table-cell" style:data-style-name="N0">
      <style:table-cell-properties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3" style:family="table-cell" style:data-style-name="N100">
      <style:table-cell-properties fo:border-left="0.74pt solid #666666"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4" style:family="table-cell" style:data-style-name="N0">
      <style:table-cell-properties fo:border-left="0.74pt solid #666666"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5" style:family="table-cell" style:data-style-name="N0">
      <style:table-cell-properties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6" style:family="table-cell" style:data-style-name="N100">
      <style:table-cell-properties fo:background-color="#eeeeee" fo:border-left="0.74pt solid #666666"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7" style:family="table-cell" style:data-style-name="N0">
      <style:table-cell-properties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8" style:family="table-cell" style:data-style-name="N0">
      <style:table-cell-properties fo:background-color="#eeeeee"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9" style:family="table-cell" style:data-style-name="N0">
      <style:table-cell-properties fo:background-color="#eeeeee"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10" style:family="table-cell" style:data-style-name="N0">
      <style:table-cell-properties fo:background-color="#eeeeee" fo:border-left="0.74pt solid #666666"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11"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paragraph-properties fo:text-align="center"/>
      <style:text-properties fo:font-size="10pt" fo:font-weight="bold" style:font-name="Times New Roman" fo:font-family="'Times New Roman'" style:font-size-asian="10pt" style:font-weight-asian="bold" style:font-name-asian="Spectral" style:font-family-asian="Spectral" style:font-family-generic-asian="roman" style:font-size-complex="10pt" style:font-weight-complex="bold" style:font-name-complex="Spectral" style:font-family-complex="Spectral" style:font-family-generic-complex="roman"/>
    </style:style>
    <style:style style:name="Exalted.12"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paragraph-properties fo:text-align="center"/>
      <style:text-properties fo:font-size="10pt" fo:font-weight="bold" style:font-name="Times New Roman" fo:font-family="'Times New Roman'" style:font-size-asian="10pt" style:font-weight-asian="bold" style:font-name-asian="Spectral" style:font-family-asian="Spectral" style:font-family-generic-asian="roman" style:font-size-complex="10pt" style:font-weight-complex="bold" style:font-name-complex="Spectral" style:font-family-complex="Spectral" style:font-family-generic-complex="roman"/>
    </style:style>
    <style:style style:name="Exalted.13" style:family="table-cell" style:data-style-name="N100">
      <style:table-cell-properties fo:border-left="0.74pt solid #666666"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14" style:family="table-cell" style:data-style-name="N0">
      <style:table-cell-properties fo:border-left="0.74pt solid #666666"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15"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paragraph-properties fo:text-align="center"/>
      <style:text-properties fo:font-size="10pt" fo:font-weight="bold" style:font-name="Times New Roman" fo:font-family="'Times New Roman'" style:font-size-asian="10pt" style:font-weight-asian="bold" style:font-name-asian="Spectral" style:font-family-asian="Spectral" style:font-family-generic-asian="roman" style:font-size-complex="10pt" style:font-weight-complex="bold" style:font-name-complex="Spectral" style:font-family-complex="Spectral" style:font-family-generic-complex="roman"/>
    </style:style>
    <style:style style:name="Exalted.16" style:family="table-cell" style:data-style-name="N0">
      <style:table-cell-properties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table:table-template table:name="Exalted" table:first-row-end-column="row" table:first-row-start-column="row" table:last-row-end-column="row" table:last-row-start-column="row">
      <table:first-row table:style-name="Exalted.1"/>
      <table:last-row table:style-name="Exalted.2"/>
      <table:first-column table:style-name="Exalted.3"/>
      <table:last-column table:style-name="Exalted.4"/>
      <table:body table:style-name="Exalted.9"/>
      <table:even-rows table:style-name="Exalted.5"/>
      <table:odd-rows table:style-name="Exalted.6"/>
      <table:even-columns table:style-name="Exalted.7"/>
      <table:odd-columns table:style-name="Exalted.8"/>
      <table:background table:style-name="Exalted.10"/>
      <loext:first-row-even-column table:style-name="Exalted.15"/>
      <loext:last-row-even-column table:style-name="Exalted.16"/>
      <loext:first-row-end-column table:style-name="Exalted.12"/>
      <loext:first-row-start-column table:style-name="Exalted.11"/>
      <loext:last-row-end-column table:style-name="Exalted.14"/>
      <loext:last-row-start-column table:style-name="Exalted.13"/>
    </table:table-template>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MP2" style:family="paragraph" style:parent-style-name="Exalted">
      <style:paragraph-properties fo:margin-top="0in" fo:margin-bottom="0.1in" style:contextual-spacing="false" fo:text-align="end" style:justify-single-word="false"/>
      <style:text-properties fo:language="en" fo:country="US"/>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header-left>
        <text:p text:style-name="MP1"/>
      </style:header-left>
      <style:footer>
        <text:p text:style-name="MP2"><text:page-number text:select-page="current">7</text:page-number></text:p>
      </style:footer>
      <style:footer-left>
        <text:p text:style-name="MP1"><text:page-number text:select-page="current">6</text:page-number></text:p>
      </style:footer-left>
    </style:master-page>
    <style:master-page style:name="First_20_Page" style:display-name="First Page" style:page-layout-name="Mpm2" draw:style-name="Mdp1" style:next-style-name="Standard">
      <style:footer>
        <text:p text:style-name="MP2"/>
      </style:footer>
    </style:master-page>
    <style:master-page style:name="Converted1" style:page-layout-name="Mpm3"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1-01-24T20:50:03.833000000</dc:date>
    <meta:editing-cycles>161</meta:editing-cycles>
    <dc:title>General System</dc:title>
    <meta:editing-duration>PT10H33M53S</meta:editing-duration>
    <meta:generator>LibreOffice/7.0.3.1$Windows_X86_64 LibreOffice_project/d7547858d014d4cf69878db179d326fc3483e082</meta:generator>
    <dc:creator>Samuel Smith</dc:creator>
    <meta:document-statistic meta:table-count="10" meta:image-count="0" meta:object-count="0" meta:page-count="7" meta:paragraph-count="299" meta:word-count="4625" meta:character-count="26940" meta:non-whitespace-character-count="22651"/>
  </office:meta>
</office:document-meta>
</file>